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341.46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45.01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69.7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100m_compute" table:style-name="ta1">
        <table:shapes>
          <draw:frame draw:z-index="0" draw:style-name="gr1" draw:text-style-name="P1" svg:width="453.51pt" svg:height="255.09pt" svg:x="222.26pt" svg:y="2401.77pt">
            <draw:object draw:notify-on-update-of-ranges="100m_compute.E4:100m_compute.E64 100m_compute.B2:100m_compute.B2 100m_compute.G4:100m_compute.G64 100m_compute.E68:100m_compute.E115 100m_compute.B66:100m_compute.B66 100m_compute.G68:100m_compute.G115 100m_compute.E119:100m_compute.E182 100m_compute.B117:100m_compute.B117 100m_compute.G119:100m_compute.G1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49.74pt" svg:y="2752.04pt">
            <draw:object draw:notify-on-update-of-ranges="100m_compute.E68:100m_compute.E115 100m_compute.B66:100m_compute.B66 100m_compute.G68:100m_compute.G115 100m_compute.E119:100m_compute.E182 100m_compute.B117:100m_compute.B117 100m_compute.G119:100m_compute.G18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del name : AMD FX(tm)-8350 Eight-Core Processor</text:p>
          </table:table-cell>
          <table:table-cell office:value-type="string" calcext:value-type="string">
            <text:p>Centralized 1 Thre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<text:s/>host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particles</text:p>
          </table:table-cell>
          <table:table-cell office:value-type="string" calcext:value-type="string">
            <text:p><text:s/>grainsize</text:p>
          </table:table-cell>
          <table:table-cell office:value-type="string" calcext:value-type="string">
            <text:p><text:s/>sort seconds</text:p>
          </table:table-cell>
          <table:table-cell office:value-type="string" calcext:value-type="string">
            <text:p><text:s/>compute seconds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0" calcext:value-type="float">
            <text:p>10000000</text:p>
          </table:table-cell>
          <table:table-cell office:value-type="float" office:value="0.951027" calcext:value-type="float">
            <text:p>0.951027</text:p>
          </table:table-cell>
          <table:table-cell office:value-type="float" office:value="7.71435" calcext:value-type="float">
            <text:p>7.71435</text:p>
          </table:table-cell>
          <table:table-cell table:formula="of:=7.71435 / [.G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0.94985" calcext:value-type="float">
            <text:p>0.94985</text:p>
          </table:table-cell>
          <table:table-cell office:value-type="float" office:value="7.7127" calcext:value-type="float">
            <text:p>7.7127</text:p>
          </table:table-cell>
          <table:table-cell table:formula="of:=7.71435 / [.G5]" office:value-type="float" office:value="1.00021393286398" calcext:value-type="float">
            <text:p>1.000213932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0.950071" calcext:value-type="float">
            <text:p>0.950071</text:p>
          </table:table-cell>
          <table:table-cell office:value-type="float" office:value="7.71025" calcext:value-type="float">
            <text:p>7.71025</text:p>
          </table:table-cell>
          <table:table-cell table:formula="of:=7.71435 / [.G6]" office:value-type="float" office:value="1.00053175967057" calcext:value-type="float">
            <text:p>1.000531759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0.949362" calcext:value-type="float">
            <text:p>0.949362</text:p>
          </table:table-cell>
          <table:table-cell office:value-type="float" office:value="7.70591" calcext:value-type="float">
            <text:p>7.70591</text:p>
          </table:table-cell>
          <table:table-cell table:formula="of:=7.71435 / [.G7]" office:value-type="float" office:value="1.001095263246" calcext:value-type="float">
            <text:p>1.001095263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0.951443" calcext:value-type="float">
            <text:p>0.951443</text:p>
          </table:table-cell>
          <table:table-cell office:value-type="float" office:value="7.72311" calcext:value-type="float">
            <text:p>7.72311</text:p>
          </table:table-cell>
          <table:table-cell table:formula="of:=7.71435 / [.G8]" office:value-type="float" office:value="0.998865741909671" calcext:value-type="float">
            <text:p>0.998865741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95072" calcext:value-type="float">
            <text:p>0.95072</text:p>
          </table:table-cell>
          <table:table-cell office:value-type="float" office:value="7.70345" calcext:value-type="float">
            <text:p>7.70345</text:p>
          </table:table-cell>
          <table:table-cell table:formula="of:=7.71435 / [.G9]" office:value-type="float" office:value="1.00141495044428" calcext:value-type="float">
            <text:p>1.001414950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950978" calcext:value-type="float">
            <text:p>0.950978</text:p>
          </table:table-cell>
          <table:table-cell office:value-type="float" office:value="7.70928" calcext:value-type="float">
            <text:p>7.70928</text:p>
          </table:table-cell>
          <table:table-cell table:formula="of:=7.71435 / [.G10]" office:value-type="float" office:value="1.00065764896333" calcext:value-type="float">
            <text:p>1.00065764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0.95161" calcext:value-type="float">
            <text:p>0.95161</text:p>
          </table:table-cell>
          <table:table-cell office:value-type="float" office:value="7.71002" calcext:value-type="float">
            <text:p>7.71002</text:p>
          </table:table-cell>
          <table:table-cell table:formula="of:=7.71435 / [.G11]" office:value-type="float" office:value="1.00056160684408" calcext:value-type="float">
            <text:p>1.000561606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0.951167" calcext:value-type="float">
            <text:p>0.951167</text:p>
          </table:table-cell>
          <table:table-cell office:value-type="float" office:value="7.70826" calcext:value-type="float">
            <text:p>7.70826</text:p>
          </table:table-cell>
          <table:table-cell table:formula="of:=7.71435 / [.G12]" office:value-type="float" office:value="1.00079006157032" calcext:value-type="float">
            <text:p>1.000790061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95055" calcext:value-type="float">
            <text:p>0.95055</text:p>
          </table:table-cell>
          <table:table-cell office:value-type="float" office:value="7.70692" calcext:value-type="float">
            <text:p>7.70692</text:p>
          </table:table-cell>
          <table:table-cell table:formula="of:=7.71435 / [.G13]" office:value-type="float" office:value="1.00096406865518" calcext:value-type="float">
            <text:p>1.000964068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0.949687" calcext:value-type="float">
            <text:p>0.949687</text:p>
          </table:table-cell>
          <table:table-cell office:value-type="float" office:value="7.71062" calcext:value-type="float">
            <text:p>7.71062</text:p>
          </table:table-cell>
          <table:table-cell table:formula="of:=7.71435 / [.G14]" office:value-type="float" office:value="1.00048374838859" calcext:value-type="float">
            <text:p>1.000483748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0.949417" calcext:value-type="float">
            <text:p>0.949417</text:p>
          </table:table-cell>
          <table:table-cell office:value-type="float" office:value="7.69851" calcext:value-type="float">
            <text:p>7.69851</text:p>
          </table:table-cell>
          <table:table-cell table:formula="of:=7.71435 / [.G15]" office:value-type="float" office:value="1.00205754100469" calcext:value-type="float">
            <text:p>1.00205754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950937" calcext:value-type="float">
            <text:p>0.950937</text:p>
          </table:table-cell>
          <table:table-cell office:value-type="float" office:value="7.70983" calcext:value-type="float">
            <text:p>7.70983</text:p>
          </table:table-cell>
          <table:table-cell table:formula="of:=7.71435 / [.G16]" office:value-type="float" office:value="1.00058626454799" calcext:value-type="float">
            <text:p>1.000586264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0.950749" calcext:value-type="float">
            <text:p>0.950749</text:p>
          </table:table-cell>
          <table:table-cell office:value-type="float" office:value="7.7062" calcext:value-type="float">
            <text:p>7.7062</text:p>
          </table:table-cell>
          <table:table-cell table:formula="of:=7.71435 / [.G17]" office:value-type="float" office:value="1.00105758999247" calcext:value-type="float">
            <text:p>1.0010575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949326" calcext:value-type="float">
            <text:p>0.949326</text:p>
          </table:table-cell>
          <table:table-cell office:value-type="float" office:value="7.71619" calcext:value-type="float">
            <text:p>7.71619</text:p>
          </table:table-cell>
          <table:table-cell table:formula="of:=7.71435 / [.G18]" office:value-type="float" office:value="0.999761540345689" calcext:value-type="float">
            <text:p>0.999761540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0.950495" calcext:value-type="float">
            <text:p>0.950495</text:p>
          </table:table-cell>
          <table:table-cell office:value-type="float" office:value="7.70294" calcext:value-type="float">
            <text:p>7.70294</text:p>
          </table:table-cell>
          <table:table-cell table:formula="of:=7.71435 / [.G19]" office:value-type="float" office:value="1.00148125261264" calcext:value-type="float">
            <text:p>1.001481252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950044" calcext:value-type="float">
            <text:p>0.950044</text:p>
          </table:table-cell>
          <table:table-cell office:value-type="float" office:value="7.71108" calcext:value-type="float">
            <text:p>7.71108</text:p>
          </table:table-cell>
          <table:table-cell table:formula="of:=7.71435 / [.G20]" office:value-type="float" office:value="1.0004240651115" calcext:value-type="float">
            <text:p>1.000424065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950376" calcext:value-type="float">
            <text:p>0.950376</text:p>
          </table:table-cell>
          <table:table-cell office:value-type="float" office:value="7.70253" calcext:value-type="float">
            <text:p>7.70253</text:p>
          </table:table-cell>
          <table:table-cell table:formula="of:=7.71435 / [.G21]" office:value-type="float" office:value="1.00153456072226" calcext:value-type="float">
            <text:p>1.001534560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50405" calcext:value-type="float">
            <text:p>0.950405</text:p>
          </table:table-cell>
          <table:table-cell office:value-type="float" office:value="7.72219" calcext:value-type="float">
            <text:p>7.72219</text:p>
          </table:table-cell>
          <table:table-cell table:formula="of:=7.71435 / [.G22]" office:value-type="float" office:value="0.998984743965119" calcext:value-type="float">
            <text:p>0.99898474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0.95066" calcext:value-type="float">
            <text:p>0.95066</text:p>
          </table:table-cell>
          <table:table-cell office:value-type="float" office:value="7.70594" calcext:value-type="float">
            <text:p>7.70594</text:p>
          </table:table-cell>
          <table:table-cell table:formula="of:=7.71435 / [.G23]" office:value-type="float" office:value="1.00109136588139" calcext:value-type="float">
            <text:p>1.001091365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0.950799" calcext:value-type="float">
            <text:p>0.950799</text:p>
          </table:table-cell>
          <table:table-cell office:value-type="float" office:value="7.70266" calcext:value-type="float">
            <text:p>7.70266</text:p>
          </table:table-cell>
          <table:table-cell table:formula="of:=7.71435 / [.G24]" office:value-type="float" office:value="1.00151765753649" calcext:value-type="float">
            <text:p>1.001517657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0.950231" calcext:value-type="float">
            <text:p>0.950231</text:p>
          </table:table-cell>
          <table:table-cell office:value-type="float" office:value="7.70773" calcext:value-type="float">
            <text:p>7.70773</text:p>
          </table:table-cell>
          <table:table-cell table:formula="of:=7.71435 / [.G25]" office:value-type="float" office:value="1.00085887803543" calcext:value-type="float">
            <text:p>1.00085887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0.950773" calcext:value-type="float">
            <text:p>0.950773</text:p>
          </table:table-cell>
          <table:table-cell office:value-type="float" office:value="7.708" calcext:value-type="float">
            <text:p>7.708</text:p>
          </table:table-cell>
          <table:table-cell table:formula="of:=7.71435 / [.G26]" office:value-type="float" office:value="1.00082381940841" calcext:value-type="float">
            <text:p>1.000823819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0.951892" calcext:value-type="float">
            <text:p>0.951892</text:p>
          </table:table-cell>
          <table:table-cell office:value-type="float" office:value="7.72087" calcext:value-type="float">
            <text:p>7.72087</text:p>
          </table:table-cell>
          <table:table-cell table:formula="of:=7.71435 / [.G27]" office:value-type="float" office:value="0.999155535580835" calcext:value-type="float">
            <text:p>0.999155535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0.950578" calcext:value-type="float">
            <text:p>0.950578</text:p>
          </table:table-cell>
          <table:table-cell office:value-type="float" office:value="7.7058" calcext:value-type="float">
            <text:p>7.7058</text:p>
          </table:table-cell>
          <table:table-cell table:formula="of:=7.71435 / [.G28]" office:value-type="float" office:value="1.00110955384256" calcext:value-type="float">
            <text:p>1.001109553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951144" calcext:value-type="float">
            <text:p>0.951144</text:p>
          </table:table-cell>
          <table:table-cell office:value-type="float" office:value="7.70796" calcext:value-type="float">
            <text:p>7.70796</text:p>
          </table:table-cell>
          <table:table-cell table:formula="of:=7.71435 / [.G29]" office:value-type="float" office:value="1.0008290131241" calcext:value-type="float">
            <text:p>1.000829013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0.951145" calcext:value-type="float">
            <text:p>0.951145</text:p>
          </table:table-cell>
          <table:table-cell office:value-type="float" office:value="7.70553" calcext:value-type="float">
            <text:p>7.70553</text:p>
          </table:table-cell>
          <table:table-cell table:formula="of:=7.71435 / [.G30]" office:value-type="float" office:value="1.00114463249121" calcext:value-type="float">
            <text:p>1.001144632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950812" calcext:value-type="float">
            <text:p>0.950812</text:p>
          </table:table-cell>
          <table:table-cell office:value-type="float" office:value="7.70556" calcext:value-type="float">
            <text:p>7.70556</text:p>
          </table:table-cell>
          <table:table-cell table:formula="of:=7.71435 / [.G31]" office:value-type="float" office:value="1.00114073474219" calcext:value-type="float">
            <text:p>1.001140734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0" calcext:value-type="float">
            <text:p>9000</text:p>
          </table:table-cell>
          <table:table-cell office:value-type="float" office:value="0.951395" calcext:value-type="float">
            <text:p>0.951395</text:p>
          </table:table-cell>
          <table:table-cell office:value-type="float" office:value="7.72407" calcext:value-type="float">
            <text:p>7.72407</text:p>
          </table:table-cell>
          <table:table-cell table:formula="of:=7.71435 / [.G32]" office:value-type="float" office:value="0.998741596075644" calcext:value-type="float">
            <text:p>0.998741596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50536" calcext:value-type="float">
            <text:p>0.950536</text:p>
          </table:table-cell>
          <table:table-cell office:value-type="float" office:value="7.7174" calcext:value-type="float">
            <text:p>7.7174</text:p>
          </table:table-cell>
          <table:table-cell table:formula="of:=7.71435 / [.G33]" office:value-type="float" office:value="0.999604789177702" calcext:value-type="float">
            <text:p>0.999604789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0" calcext:value-type="float">
            <text:p>7000</text:p>
          </table:table-cell>
          <table:table-cell office:value-type="float" office:value="0.950899" calcext:value-type="float">
            <text:p>0.950899</text:p>
          </table:table-cell>
          <table:table-cell office:value-type="float" office:value="7.71664" calcext:value-type="float">
            <text:p>7.71664</text:p>
          </table:table-cell>
          <table:table-cell table:formula="of:=7.71435 / [.G34]" office:value-type="float" office:value="0.999703238715296" calcext:value-type="float">
            <text:p>0.999703238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0" calcext:value-type="float">
            <text:p>6000</text:p>
          </table:table-cell>
          <table:table-cell office:value-type="float" office:value="0.950853" calcext:value-type="float">
            <text:p>0.950853</text:p>
          </table:table-cell>
          <table:table-cell office:value-type="float" office:value="7.71829" calcext:value-type="float">
            <text:p>7.71829</text:p>
          </table:table-cell>
          <table:table-cell table:formula="of:=7.71435 / [.G35]" office:value-type="float" office:value="0.999489524233995" calcext:value-type="float">
            <text:p>0.999489524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951823" calcext:value-type="float">
            <text:p>0.951823</text:p>
          </table:table-cell>
          <table:table-cell office:value-type="float" office:value="7.72162" calcext:value-type="float">
            <text:p>7.72162</text:p>
          </table:table-cell>
          <table:table-cell table:formula="of:=7.71435 / [.G36]" office:value-type="float" office:value="0.999058487726669" calcext:value-type="float">
            <text:p>0.999058487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0.95091" calcext:value-type="float">
            <text:p>0.95091</text:p>
          </table:table-cell>
          <table:table-cell office:value-type="float" office:value="7.71338" calcext:value-type="float">
            <text:p>7.71338</text:p>
          </table:table-cell>
          <table:table-cell table:formula="of:=7.71435 / [.G37]" office:value-type="float" office:value="1.00012575550537" calcext:value-type="float">
            <text:p>1.000125755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0.950215" calcext:value-type="float">
            <text:p>0.950215</text:p>
          </table:table-cell>
          <table:table-cell office:value-type="float" office:value="7.71573" calcext:value-type="float">
            <text:p>7.71573</text:p>
          </table:table-cell>
          <table:table-cell table:formula="of:=7.71435 / [.G38]" office:value-type="float" office:value="0.999821144596817" calcext:value-type="float">
            <text:p>0.999821144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0.950884" calcext:value-type="float">
            <text:p>0.950884</text:p>
          </table:table-cell>
          <table:table-cell office:value-type="float" office:value="7.718" calcext:value-type="float">
            <text:p>7.718</text:p>
          </table:table-cell>
          <table:table-cell table:formula="of:=7.71435 / [.G39]" office:value-type="float" office:value="0.999527079554289" calcext:value-type="float">
            <text:p>0.999527079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950622" calcext:value-type="float">
            <text:p>0.950622</text:p>
          </table:table-cell>
          <table:table-cell office:value-type="float" office:value="7.72948" calcext:value-type="float">
            <text:p>7.72948</text:p>
          </table:table-cell>
          <table:table-cell table:formula="of:=7.71435 / [.G40]" office:value-type="float" office:value="0.998042559137225" calcext:value-type="float">
            <text:p>0.998042559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0.949297" calcext:value-type="float">
            <text:p>0.949297</text:p>
          </table:table-cell>
          <table:table-cell office:value-type="float" office:value="7.72918" calcext:value-type="float">
            <text:p>7.72918</text:p>
          </table:table-cell>
          <table:table-cell table:formula="of:=7.71435 / [.G41]" office:value-type="float" office:value="0.998081297110431" calcext:value-type="float">
            <text:p>0.998081297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0.950765" calcext:value-type="float">
            <text:p>0.950765</text:p>
          </table:table-cell>
          <table:table-cell office:value-type="float" office:value="7.73754" calcext:value-type="float">
            <text:p>7.73754</text:p>
          </table:table-cell>
          <table:table-cell table:formula="of:=7.71435 / [.G42]" office:value-type="float" office:value="0.997002923409766" calcext:value-type="float">
            <text:p>0.997002923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0.950995" calcext:value-type="float">
            <text:p>0.950995</text:p>
          </table:table-cell>
          <table:table-cell office:value-type="float" office:value="7.73436" calcext:value-type="float">
            <text:p>7.73436</text:p>
          </table:table-cell>
          <table:table-cell table:formula="of:=7.71435 / [.G43]" office:value-type="float" office:value="0.997412843467333" calcext:value-type="float">
            <text:p>0.997412843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0.950945" calcext:value-type="float">
            <text:p>0.950945</text:p>
          </table:table-cell>
          <table:table-cell office:value-type="float" office:value="7.74383" calcext:value-type="float">
            <text:p>7.74383</text:p>
          </table:table-cell>
          <table:table-cell table:formula="of:=7.71435 / [.G44]" office:value-type="float" office:value="0.99619309824725" calcext:value-type="float">
            <text:p>0.996193098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0.950062" calcext:value-type="float">
            <text:p>0.950062</text:p>
          </table:table-cell>
          <table:table-cell office:value-type="float" office:value="7.74841" calcext:value-type="float">
            <text:p>7.74841</text:p>
          </table:table-cell>
          <table:table-cell table:formula="of:=7.71435 / [.G45]" office:value-type="float" office:value="0.99560425945452" calcext:value-type="float">
            <text:p>0.995604259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0.951956" calcext:value-type="float">
            <text:p>0.951956</text:p>
          </table:table-cell>
          <table:table-cell office:value-type="float" office:value="7.74021" calcext:value-type="float">
            <text:p>7.74021</text:p>
          </table:table-cell>
          <table:table-cell table:formula="of:=7.71435 / [.G46]" office:value-type="float" office:value="0.996659005375823" calcext:value-type="float">
            <text:p>0.996659005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0.95153" calcext:value-type="float">
            <text:p>0.95153</text:p>
          </table:table-cell>
          <table:table-cell office:value-type="float" office:value="7.74993" calcext:value-type="float">
            <text:p>7.74993</text:p>
          </table:table-cell>
          <table:table-cell table:formula="of:=7.71435 / [.G47]" office:value-type="float" office:value="0.995408990790885" calcext:value-type="float">
            <text:p>0.995408990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0.950797" calcext:value-type="float">
            <text:p>0.950797</text:p>
          </table:table-cell>
          <table:table-cell office:value-type="float" office:value="7.76152" calcext:value-type="float">
            <text:p>7.76152</text:p>
          </table:table-cell>
          <table:table-cell table:formula="of:=7.71435 / [.G48]" office:value-type="float" office:value="0.993922582174626" calcext:value-type="float">
            <text:p>0.993922582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949922" calcext:value-type="float">
            <text:p>0.949922</text:p>
          </table:table-cell>
          <table:table-cell office:value-type="float" office:value="7.76306" calcext:value-type="float">
            <text:p>7.76306</text:p>
          </table:table-cell>
          <table:table-cell table:formula="of:=7.71435 / [.G49]" office:value-type="float" office:value="0.993725412401811" calcext:value-type="float">
            <text:p>0.993725412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0.951386" calcext:value-type="float">
            <text:p>0.951386</text:p>
          </table:table-cell>
          <table:table-cell office:value-type="float" office:value="7.75972" calcext:value-type="float">
            <text:p>7.75972</text:p>
          </table:table-cell>
          <table:table-cell table:formula="of:=7.71435 / [.G50]" office:value-type="float" office:value="0.994153139546272" calcext:value-type="float">
            <text:p>0.994153139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0.950471" calcext:value-type="float">
            <text:p>0.950471</text:p>
          </table:table-cell>
          <table:table-cell office:value-type="float" office:value="7.77068" calcext:value-type="float">
            <text:p>7.77068</text:p>
          </table:table-cell>
          <table:table-cell table:formula="of:=7.71435 / [.G51]" office:value-type="float" office:value="0.992750956158277" calcext:value-type="float">
            <text:p>0.992750956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0.951184" calcext:value-type="float">
            <text:p>0.951184</text:p>
          </table:table-cell>
          <table:table-cell office:value-type="float" office:value="7.80046" calcext:value-type="float">
            <text:p>7.80046</text:p>
          </table:table-cell>
          <table:table-cell table:formula="of:=7.71435 / [.G52]" office:value-type="float" office:value="0.988960907433664" calcext:value-type="float">
            <text:p>0.988960907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0.951197" calcext:value-type="float">
            <text:p>0.951197</text:p>
          </table:table-cell>
          <table:table-cell office:value-type="float" office:value="7.80739" calcext:value-type="float">
            <text:p>7.80739</text:p>
          </table:table-cell>
          <table:table-cell table:formula="of:=7.71435 / [.G53]" office:value-type="float" office:value="0.988083085384488" calcext:value-type="float">
            <text:p>0.988083085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0.951009" calcext:value-type="float">
            <text:p>0.951009</text:p>
          </table:table-cell>
          <table:table-cell office:value-type="float" office:value="7.79361" calcext:value-type="float">
            <text:p>7.79361</text:p>
          </table:table-cell>
          <table:table-cell table:formula="of:=7.71435 / [.G54]" office:value-type="float" office:value="0.989830130068094" calcext:value-type="float">
            <text:p>0.989830130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0.950757" calcext:value-type="float">
            <text:p>0.950757</text:p>
          </table:table-cell>
          <table:table-cell office:value-type="float" office:value="7.80038" calcext:value-type="float">
            <text:p>7.80038</text:p>
          </table:table-cell>
          <table:table-cell table:formula="of:=7.71435 / [.G55]" office:value-type="float" office:value="0.988971050128327" calcext:value-type="float">
            <text:p>0.988971050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0.951764" calcext:value-type="float">
            <text:p>0.951764</text:p>
          </table:table-cell>
          <table:table-cell office:value-type="float" office:value="7.82583" calcext:value-type="float">
            <text:p>7.82583</text:p>
          </table:table-cell>
          <table:table-cell table:formula="of:=7.71435 / [.G56]" office:value-type="float" office:value="0.985754865618088" calcext:value-type="float">
            <text:p>0.985754865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0.950152" calcext:value-type="float">
            <text:p>0.950152</text:p>
          </table:table-cell>
          <table:table-cell office:value-type="float" office:value="7.82869" calcext:value-type="float">
            <text:p>7.82869</text:p>
          </table:table-cell>
          <table:table-cell table:formula="of:=7.71435 / [.G57]" office:value-type="float" office:value="0.985394746758398" calcext:value-type="float">
            <text:p>0.985394746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0.950325" calcext:value-type="float">
            <text:p>0.950325</text:p>
          </table:table-cell>
          <table:table-cell office:value-type="float" office:value="7.95476" calcext:value-type="float">
            <text:p>7.95476</text:p>
          </table:table-cell>
          <table:table-cell table:formula="of:=7.71435 / [.G58]" office:value-type="float" office:value="0.969777843706158" calcext:value-type="float">
            <text:p>0.969777843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" calcext:value-type="float">
            <text:p>9</text:p>
          </table:table-cell>
          <table:table-cell office:value-type="float" office:value="0.951288" calcext:value-type="float">
            <text:p>0.951288</text:p>
          </table:table-cell>
          <table:table-cell office:value-type="float" office:value="8.03822" calcext:value-type="float">
            <text:p>8.03822</text:p>
          </table:table-cell>
          <table:table-cell table:formula="of:=7.71435 / [.G59]" office:value-type="float" office:value="0.959708741487543" calcext:value-type="float">
            <text:p>0.959708741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" calcext:value-type="float">
            <text:p>8</text:p>
          </table:table-cell>
          <table:table-cell office:value-type="float" office:value="0.950778" calcext:value-type="float">
            <text:p>0.950778</text:p>
          </table:table-cell>
          <table:table-cell office:value-type="float" office:value="8.04468" calcext:value-type="float">
            <text:p>8.04468</text:p>
          </table:table-cell>
          <table:table-cell table:formula="of:=7.71435 / [.G60]" office:value-type="float" office:value="0.958938080818628" calcext:value-type="float">
            <text:p>0.958938080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" calcext:value-type="float">
            <text:p>7</text:p>
          </table:table-cell>
          <table:table-cell office:value-type="float" office:value="0.950848" calcext:value-type="float">
            <text:p>0.950848</text:p>
          </table:table-cell>
          <table:table-cell office:value-type="float" office:value="8.04548" calcext:value-type="float">
            <text:p>8.04548</text:p>
          </table:table-cell>
          <table:table-cell table:formula="of:=7.71435 / [.G61]" office:value-type="float" office:value="0.958842729085151" calcext:value-type="float">
            <text:p>0.958842729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" calcext:value-type="float">
            <text:p>6</text:p>
          </table:table-cell>
          <table:table-cell office:value-type="float" office:value="0.951332" calcext:value-type="float">
            <text:p>0.951332</text:p>
          </table:table-cell>
          <table:table-cell office:value-type="float" office:value="8.04149" calcext:value-type="float">
            <text:p>8.04149</text:p>
          </table:table-cell>
          <table:table-cell table:formula="of:=7.71435 / [.G62]" office:value-type="float" office:value="0.959318484509712" calcext:value-type="float">
            <text:p>0.959318484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0.950706" calcext:value-type="float">
            <text:p>0.950706</text:p>
          </table:table-cell>
          <table:table-cell office:value-type="float" office:value="8.29953" calcext:value-type="float">
            <text:p>8.29953</text:p>
          </table:table-cell>
          <table:table-cell table:formula="of:=7.71435 / [.G63]" office:value-type="float" office:value="0.929492392942733" calcext:value-type="float">
            <text:p>0.929492392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" calcext:value-type="float">
            <text:p>4</text:p>
          </table:table-cell>
          <table:table-cell office:value-type="float" office:value="0.950691" calcext:value-type="float">
            <text:p>0.950691</text:p>
          </table:table-cell>
          <table:table-cell office:value-type="float" office:value="8.34659" calcext:value-type="float">
            <text:p>8.34659</text:p>
          </table:table-cell>
          <table:table-cell table:formula="of:=7.71435 / [.G64]" office:value-type="float" office:value="0.924251700395011" calcext:value-type="float">
            <text:p>0.924251700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del name : AMD FX(tm)-8350 Eight-Core Processor</text:p>
          </table:table-cell>
          <table:table-cell office:value-type="string" calcext:value-type="string">
            <text:p>Centralized 4 Thre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<text:s/>host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particles</text:p>
          </table:table-cell>
          <table:table-cell office:value-type="string" calcext:value-type="string">
            <text:p><text:s/>grainsize</text:p>
          </table:table-cell>
          <table:table-cell office:value-type="string" calcext:value-type="string">
            <text:p><text:s/>sort seconds</text:p>
          </table:table-cell>
          <table:table-cell office:value-type="string" calcext:value-type="string">
            <text:p><text:s/>compute seconds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000" calcext:value-type="float">
            <text:p>10000000</text:p>
          </table:table-cell>
          <table:table-cell office:value-type="float" office:value="0.385585" calcext:value-type="float">
            <text:p>0.385585</text:p>
          </table:table-cell>
          <table:table-cell office:value-type="float" office:value="3.96521" calcext:value-type="float">
            <text:p>3.96521</text:p>
          </table:table-cell>
          <table:table-cell table:formula="of:=[.G4]/[.G68]" office:value-type="float" office:value="1.94550856070675" calcext:value-type="float">
            <text:p>1.945508560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0.384756" calcext:value-type="float">
            <text:p>0.384756</text:p>
          </table:table-cell>
          <table:table-cell office:value-type="float" office:value="3.97165" calcext:value-type="float">
            <text:p>3.97165</text:p>
          </table:table-cell>
          <table:table-cell table:formula="of:=[.G5]/[.G69]" office:value-type="float" office:value="1.94193848904108" calcext:value-type="float">
            <text:p>1.94193848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0.380621" calcext:value-type="float">
            <text:p>0.380621</text:p>
          </table:table-cell>
          <table:table-cell office:value-type="float" office:value="3.96394" calcext:value-type="float">
            <text:p>3.96394</text:p>
          </table:table-cell>
          <table:table-cell table:formula="of:=[.G6]/[.G70]" office:value-type="float" office:value="1.9450975544534" calcext:value-type="float">
            <text:p>1.945097554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0.384709" calcext:value-type="float">
            <text:p>0.384709</text:p>
          </table:table-cell>
          <table:table-cell office:value-type="float" office:value="3.9657" calcext:value-type="float">
            <text:p>3.9657</text:p>
          </table:table-cell>
          <table:table-cell table:formula="of:=[.G7]/[.G71]" office:value-type="float" office:value="1.94313992485564" calcext:value-type="float">
            <text:p>1.943139924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0.383976" calcext:value-type="float">
            <text:p>0.383976</text:p>
          </table:table-cell>
          <table:table-cell office:value-type="float" office:value="3.96703" calcext:value-type="float">
            <text:p>3.96703</text:p>
          </table:table-cell>
          <table:table-cell table:formula="of:=[.G8]/[.G72]" office:value-type="float" office:value="1.94682419845577" calcext:value-type="float">
            <text:p>1.946824198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385244" calcext:value-type="float">
            <text:p>0.385244</text:p>
          </table:table-cell>
          <table:table-cell office:value-type="float" office:value="2.5323" calcext:value-type="float">
            <text:p>2.5323</text:p>
          </table:table-cell>
          <table:table-cell table:formula="of:=[.G9]/[.G73]" office:value-type="float" office:value="3.04207637325751" calcext:value-type="float">
            <text:p>3.042076373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381542" calcext:value-type="float">
            <text:p>0.381542</text:p>
          </table:table-cell>
          <table:table-cell office:value-type="float" office:value="2.5313" calcext:value-type="float">
            <text:p>2.5313</text:p>
          </table:table-cell>
          <table:table-cell table:formula="of:=[.G10]/[.G74]" office:value-type="float" office:value="3.04558132185043" calcext:value-type="float">
            <text:p>3.045581321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0.385979" calcext:value-type="float">
            <text:p>0.385979</text:p>
          </table:table-cell>
          <table:table-cell office:value-type="float" office:value="2.53212" calcext:value-type="float">
            <text:p>2.53212</text:p>
          </table:table-cell>
          <table:table-cell table:formula="of:=[.G11]/[.G75]" office:value-type="float" office:value="3.04488728812221" calcext:value-type="float">
            <text:p>3.044887288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0.381253" calcext:value-type="float">
            <text:p>0.381253</text:p>
          </table:table-cell>
          <table:table-cell office:value-type="float" office:value="2.2911" calcext:value-type="float">
            <text:p>2.2911</text:p>
          </table:table-cell>
          <table:table-cell table:formula="of:=[.G12]/[.G76]" office:value-type="float" office:value="3.36443629697525" calcext:value-type="float">
            <text:p>3.36443629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38639" calcext:value-type="float">
            <text:p>0.38639</text:p>
          </table:table-cell>
          <table:table-cell office:value-type="float" office:value="2.21004" calcext:value-type="float">
            <text:p>2.21004</text:p>
          </table:table-cell>
          <table:table-cell table:formula="of:=[.G13]/[.G77]" office:value-type="float" office:value="3.48723100034388" calcext:value-type="float">
            <text:p>3.487231000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0.384135" calcext:value-type="float">
            <text:p>0.384135</text:p>
          </table:table-cell>
          <table:table-cell office:value-type="float" office:value="2.21703" calcext:value-type="float">
            <text:p>2.21703</text:p>
          </table:table-cell>
          <table:table-cell table:formula="of:=[.G14]/[.G78]" office:value-type="float" office:value="3.47790512532532" calcext:value-type="float">
            <text:p>3.477905125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0.384595" calcext:value-type="float">
            <text:p>0.384595</text:p>
          </table:table-cell>
          <table:table-cell office:value-type="float" office:value="2.11106" calcext:value-type="float">
            <text:p>2.11106</text:p>
          </table:table-cell>
          <table:table-cell table:formula="of:=[.G15]/[.G79]" office:value-type="float" office:value="3.64675092133809" calcext:value-type="float">
            <text:p>3.646750921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386487" calcext:value-type="float">
            <text:p>0.386487</text:p>
          </table:table-cell>
          <table:table-cell office:value-type="float" office:value="2.19469" calcext:value-type="float">
            <text:p>2.19469</text:p>
          </table:table-cell>
          <table:table-cell table:formula="of:=[.G16]/[.G80]" office:value-type="float" office:value="3.51294715882425" calcext:value-type="float">
            <text:p>3.512947158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0.383143" calcext:value-type="float">
            <text:p>0.383143</text:p>
          </table:table-cell>
          <table:table-cell office:value-type="float" office:value="2.05438" calcext:value-type="float">
            <text:p>2.05438</text:p>
          </table:table-cell>
          <table:table-cell table:formula="of:=[.G17]/[.G81]" office:value-type="float" office:value="3.75110739006416" calcext:value-type="float">
            <text:p>3.751107390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384107" calcext:value-type="float">
            <text:p>0.384107</text:p>
          </table:table-cell>
          <table:table-cell office:value-type="float" office:value="2.0566" calcext:value-type="float">
            <text:p>2.0566</text:p>
          </table:table-cell>
          <table:table-cell table:formula="of:=[.G18]/[.G82]" office:value-type="float" office:value="3.75191578333171" calcext:value-type="float">
            <text:p>3.751915783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0.382453" calcext:value-type="float">
            <text:p>0.382453</text:p>
          </table:table-cell>
          <table:table-cell office:value-type="float" office:value="2.04482" calcext:value-type="float">
            <text:p>2.04482</text:p>
          </table:table-cell>
          <table:table-cell table:formula="of:=[.G19]/[.G83]" office:value-type="float" office:value="3.76705040052425" calcext:value-type="float">
            <text:p>3.767050400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388648" calcext:value-type="float">
            <text:p>0.388648</text:p>
          </table:table-cell>
          <table:table-cell office:value-type="float" office:value="2.02705" calcext:value-type="float">
            <text:p>2.02705</text:p>
          </table:table-cell>
          <table:table-cell table:formula="of:=[.G20]/[.G84]" office:value-type="float" office:value="3.80408968698355" calcext:value-type="float">
            <text:p>3.80408968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385557" calcext:value-type="float">
            <text:p>0.385557</text:p>
          </table:table-cell>
          <table:table-cell office:value-type="float" office:value="2.03742" calcext:value-type="float">
            <text:p>2.03742</text:p>
          </table:table-cell>
          <table:table-cell table:formula="of:=[.G21]/[.G85]" office:value-type="float" office:value="3.7805312601231" calcext:value-type="float">
            <text:p>3.780531260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84748" calcext:value-type="float">
            <text:p>0.384748</text:p>
          </table:table-cell>
          <table:table-cell office:value-type="float" office:value="2.01964" calcext:value-type="float">
            <text:p>2.01964</text:p>
          </table:table-cell>
          <table:table-cell table:formula="of:=[.G22]/[.G86]" office:value-type="float" office:value="3.82354776098711" calcext:value-type="float">
            <text:p>3.82354776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0.38586" calcext:value-type="float">
            <text:p>0.38586</text:p>
          </table:table-cell>
          <table:table-cell office:value-type="float" office:value="2.02686" calcext:value-type="float">
            <text:p>2.02686</text:p>
          </table:table-cell>
          <table:table-cell table:formula="of:=[.G23]/[.G87]" office:value-type="float" office:value="3.80191034407902" calcext:value-type="float">
            <text:p>3.801910344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0.385761" calcext:value-type="float">
            <text:p>0.385761</text:p>
          </table:table-cell>
          <table:table-cell office:value-type="float" office:value="2.02936" calcext:value-type="float">
            <text:p>2.02936</text:p>
          </table:table-cell>
          <table:table-cell table:formula="of:=[.G24]/[.G88]" office:value-type="float" office:value="3.79561043875902" calcext:value-type="float">
            <text:p>3.795610438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0.381381" calcext:value-type="float">
            <text:p>0.381381</text:p>
          </table:table-cell>
          <table:table-cell office:value-type="float" office:value="2.01409" calcext:value-type="float">
            <text:p>2.01409</text:p>
          </table:table-cell>
          <table:table-cell table:formula="of:=[.G25]/[.G89]" office:value-type="float" office:value="3.82690445809274" calcext:value-type="float">
            <text:p>3.826904458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2.01321" calcext:value-type="float">
            <text:p>2.01321</text:p>
          </table:table-cell>
          <table:table-cell table:formula="of:=[.G26]/[.G90]" office:value-type="float" office:value="3.82871136145757" calcext:value-type="float">
            <text:p>3.828711361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0.38529" calcext:value-type="float">
            <text:p>0.38529</text:p>
          </table:table-cell>
          <table:table-cell office:value-type="float" office:value="2.01536" calcext:value-type="float">
            <text:p>2.01536</text:p>
          </table:table-cell>
          <table:table-cell table:formula="of:=[.G27]/[.G91]" office:value-type="float" office:value="3.83101282153064" calcext:value-type="float">
            <text:p>3.831012821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0.385016" calcext:value-type="float">
            <text:p>0.385016</text:p>
          </table:table-cell>
          <table:table-cell office:value-type="float" office:value="2.01644" calcext:value-type="float">
            <text:p>2.01644</text:p>
          </table:table-cell>
          <table:table-cell table:formula="of:=[.G28]/[.G92]" office:value-type="float" office:value="3.82148737378747" calcext:value-type="float">
            <text:p>3.821487373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385815" calcext:value-type="float">
            <text:p>0.385815</text:p>
          </table:table-cell>
          <table:table-cell office:value-type="float" office:value="2.01306" calcext:value-type="float">
            <text:p>2.01306</text:p>
          </table:table-cell>
          <table:table-cell table:formula="of:=[.G29]/[.G93]" office:value-type="float" office:value="3.82897678161605" calcext:value-type="float">
            <text:p>3.828976781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0.387175" calcext:value-type="float">
            <text:p>0.387175</text:p>
          </table:table-cell>
          <table:table-cell office:value-type="float" office:value="2.01189" calcext:value-type="float">
            <text:p>2.01189</text:p>
          </table:table-cell>
          <table:table-cell table:formula="of:=[.G30]/[.G94]" office:value-type="float" office:value="3.82999567570792" calcext:value-type="float">
            <text:p>3.829995675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383168" calcext:value-type="float">
            <text:p>0.383168</text:p>
          </table:table-cell>
          <table:table-cell office:value-type="float" office:value="2.01189" calcext:value-type="float">
            <text:p>2.01189</text:p>
          </table:table-cell>
          <table:table-cell table:formula="of:=[.G31]/[.G95]" office:value-type="float" office:value="3.83001058705993" calcext:value-type="float">
            <text:p>3.830010587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0" calcext:value-type="float">
            <text:p>9000</text:p>
          </table:table-cell>
          <table:table-cell office:value-type="float" office:value="0.386245" calcext:value-type="float">
            <text:p>0.386245</text:p>
          </table:table-cell>
          <table:table-cell office:value-type="float" office:value="2.01337" calcext:value-type="float">
            <text:p>2.01337</text:p>
          </table:table-cell>
          <table:table-cell table:formula="of:=[.G32]/[.G96]" office:value-type="float" office:value="3.83638874126465" calcext:value-type="float">
            <text:p>3.836388741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0" calcext:value-type="float">
            <text:p>8000</text:p>
          </table:table-cell>
          <table:table-cell office:value-type="float" office:value="0.384695" calcext:value-type="float">
            <text:p>0.384695</text:p>
          </table:table-cell>
          <table:table-cell office:value-type="float" office:value="2.01268" calcext:value-type="float">
            <text:p>2.01268</text:p>
          </table:table-cell>
          <table:table-cell table:formula="of:=[.G33]/[.G97]" office:value-type="float" office:value="3.83438996760538" calcext:value-type="float">
            <text:p>3.834389967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0" calcext:value-type="float">
            <text:p>7000</text:p>
          </table:table-cell>
          <table:table-cell office:value-type="float" office:value="0.387097" calcext:value-type="float">
            <text:p>0.387097</text:p>
          </table:table-cell>
          <table:table-cell office:value-type="float" office:value="2.01271" calcext:value-type="float">
            <text:p>2.01271</text:p>
          </table:table-cell>
          <table:table-cell table:formula="of:=[.G34]/[.G98]" office:value-type="float" office:value="3.83395521461115" calcext:value-type="float">
            <text:p>3.833955214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0" calcext:value-type="float">
            <text:p>6000</text:p>
          </table:table-cell>
          <table:table-cell office:value-type="float" office:value="0.390627" calcext:value-type="float">
            <text:p>0.390627</text:p>
          </table:table-cell>
          <table:table-cell office:value-type="float" office:value="2.01313" calcext:value-type="float">
            <text:p>2.01313</text:p>
          </table:table-cell>
          <table:table-cell table:formula="of:=[.G35]/[.G99]" office:value-type="float" office:value="3.8339749544242" calcext:value-type="float">
            <text:p>3.833974954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393194" calcext:value-type="float">
            <text:p>0.393194</text:p>
          </table:table-cell>
          <table:table-cell office:value-type="float" office:value="2.01389" calcext:value-type="float">
            <text:p>2.01389</text:p>
          </table:table-cell>
          <table:table-cell table:formula="of:=[.G36]/[.G100]" office:value-type="float" office:value="3.83418160872739" calcext:value-type="float">
            <text:p>3.834181608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0.391119" calcext:value-type="float">
            <text:p>0.391119</text:p>
          </table:table-cell>
          <table:table-cell office:value-type="float" office:value="2.01505" calcext:value-type="float">
            <text:p>2.01505</text:p>
          </table:table-cell>
          <table:table-cell table:formula="of:=[.G37]/[.G101]" office:value-type="float" office:value="3.82788516413985" calcext:value-type="float">
            <text:p>3.827885164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0.39172" calcext:value-type="float">
            <text:p>0.39172</text:p>
          </table:table-cell>
          <table:table-cell office:value-type="float" office:value="2.01482" calcext:value-type="float">
            <text:p>2.01482</text:p>
          </table:table-cell>
          <table:table-cell table:formula="of:=[.G38]/[.G102]" office:value-type="float" office:value="3.82948849028697" calcext:value-type="float">
            <text:p>3.829488490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0.390555" calcext:value-type="float">
            <text:p>0.390555</text:p>
          </table:table-cell>
          <table:table-cell office:value-type="float" office:value="2.01903" calcext:value-type="float">
            <text:p>2.01903</text:p>
          </table:table-cell>
          <table:table-cell table:formula="of:=[.G39]/[.G103]" office:value-type="float" office:value="3.82262769745868" calcext:value-type="float">
            <text:p>3.822627697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39229" calcext:value-type="float">
            <text:p>0.39229</text:p>
          </table:table-cell>
          <table:table-cell office:value-type="float" office:value="2.02766" calcext:value-type="float">
            <text:p>2.02766</text:p>
          </table:table-cell>
          <table:table-cell table:formula="of:=[.G40]/[.G104]" office:value-type="float" office:value="3.81201976662754" calcext:value-type="float">
            <text:p>3.812019766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0.390108" calcext:value-type="float">
            <text:p>0.390108</text:p>
          </table:table-cell>
          <table:table-cell office:value-type="float" office:value="2.0275" calcext:value-type="float">
            <text:p>2.0275</text:p>
          </table:table-cell>
          <table:table-cell table:formula="of:=[.G41]/[.G105]" office:value-type="float" office:value="3.81217262638718" calcext:value-type="float">
            <text:p>3.812172626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0.394461" calcext:value-type="float">
            <text:p>0.394461</text:p>
          </table:table-cell>
          <table:table-cell office:value-type="float" office:value="2.02702" calcext:value-type="float">
            <text:p>2.02702</text:p>
          </table:table-cell>
          <table:table-cell table:formula="of:=[.G42]/[.G106]" office:value-type="float" office:value="3.81719963295873" calcext:value-type="float">
            <text:p>3.81719963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0.396447" calcext:value-type="float">
            <text:p>0.396447</text:p>
          </table:table-cell>
          <table:table-cell office:value-type="float" office:value="2.02633" calcext:value-type="float">
            <text:p>2.02633</text:p>
          </table:table-cell>
          <table:table-cell table:formula="of:=[.G43]/[.G107]" office:value-type="float" office:value="3.81693011503556" calcext:value-type="float">
            <text:p>3.81693011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0.396622" calcext:value-type="float">
            <text:p>0.396622</text:p>
          </table:table-cell>
          <table:table-cell office:value-type="float" office:value="2.03517" calcext:value-type="float">
            <text:p>2.03517</text:p>
          </table:table-cell>
          <table:table-cell table:formula="of:=[.G44]/[.G108]" office:value-type="float" office:value="3.80500400457947" calcext:value-type="float">
            <text:p>3.805004004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0.399492" calcext:value-type="float">
            <text:p>0.399492</text:p>
          </table:table-cell>
          <table:table-cell office:value-type="float" office:value="2.03515" calcext:value-type="float">
            <text:p>2.03515</text:p>
          </table:table-cell>
          <table:table-cell table:formula="of:=[.G45]/[.G109]" office:value-type="float" office:value="3.80729184580989" calcext:value-type="float">
            <text:p>3.807291845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0.400336" calcext:value-type="float">
            <text:p>0.400336</text:p>
          </table:table-cell>
          <table:table-cell office:value-type="float" office:value="2.03485" calcext:value-type="float">
            <text:p>2.03485</text:p>
          </table:table-cell>
          <table:table-cell table:formula="of:=[.G46]/[.G110]" office:value-type="float" office:value="3.80382337764454" calcext:value-type="float">
            <text:p>3.803823377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0.40134" calcext:value-type="float">
            <text:p>0.40134</text:p>
          </table:table-cell>
          <table:table-cell office:value-type="float" office:value="2.05337" calcext:value-type="float">
            <text:p>2.05337</text:p>
          </table:table-cell>
          <table:table-cell table:formula="of:=[.G47]/[.G111]" office:value-type="float" office:value="3.77424916113511" calcext:value-type="float">
            <text:p>3.774249161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0.395614" calcext:value-type="float">
            <text:p>0.395614</text:p>
          </table:table-cell>
          <table:table-cell office:value-type="float" office:value="2.05353" calcext:value-type="float">
            <text:p>2.05353</text:p>
          </table:table-cell>
          <table:table-cell table:formula="of:=[.G48]/[.G112]" office:value-type="float" office:value="3.7795990319109" calcext:value-type="float">
            <text:p>3.779599031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402626" calcext:value-type="float">
            <text:p>0.402626</text:p>
          </table:table-cell>
          <table:table-cell office:value-type="float" office:value="2.09507" calcext:value-type="float">
            <text:p>2.09507</text:p>
          </table:table-cell>
          <table:table-cell table:formula="of:=[.G49]/[.G113]" office:value-type="float" office:value="3.70539409184419" calcext:value-type="float">
            <text:p>3.705394091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0.400345" calcext:value-type="float">
            <text:p>0.400345</text:p>
          </table:table-cell>
          <table:table-cell office:value-type="float" office:value="2.09545" calcext:value-type="float">
            <text:p>2.09545</text:p>
          </table:table-cell>
          <table:table-cell table:formula="of:=[.G50]/[.G114]" office:value-type="float" office:value="3.70312820635186" calcext:value-type="float">
            <text:p>3.703128206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0.399351" calcext:value-type="float">
            <text:p>0.399351</text:p>
          </table:table-cell>
          <table:table-cell office:value-type="float" office:value="2.09676" calcext:value-type="float">
            <text:p>2.09676</text:p>
          </table:table-cell>
          <table:table-cell table:formula="of:=[.G51]/[.G115]" office:value-type="float" office:value="3.70604170243614" calcext:value-type="float">
            <text:p>3.706041702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del name : AMD FX(tm)-8350 Eight-Core Processor</text:p>
          </table:table-cell>
          <table:table-cell office:value-type="string" calcext:value-type="string">
            <text:p>Decentralized 4 Thre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<text:s/>host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particles</text:p>
          </table:table-cell>
          <table:table-cell office:value-type="string" calcext:value-type="string">
            <text:p><text:s/>grainsize</text:p>
          </table:table-cell>
          <table:table-cell office:value-type="string" calcext:value-type="string">
            <text:p><text:s/>sort seconds</text:p>
          </table:table-cell>
          <table:table-cell office:value-type="string" calcext:value-type="string">
            <text:p><text:s/>compute seconds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000" calcext:value-type="float">
            <text:p>10000000</text:p>
          </table:table-cell>
          <table:table-cell office:value-type="float" office:value="0.398327" calcext:value-type="float">
            <text:p>0.398327</text:p>
          </table:table-cell>
          <table:table-cell office:value-type="float" office:value="3.973" calcext:value-type="float">
            <text:p>3.97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0.397697" calcext:value-type="float">
            <text:p>0.397697</text:p>
          </table:table-cell>
          <table:table-cell office:value-type="float" office:value="3.9711" calcext:value-type="float">
            <text:p>3.9711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0.397784" calcext:value-type="float">
            <text:p>0.397784</text:p>
          </table:table-cell>
          <table:table-cell office:value-type="float" office:value="3.97363" calcext:value-type="float">
            <text:p>3.9736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0.405374" calcext:value-type="float">
            <text:p>0.405374</text:p>
          </table:table-cell>
          <table:table-cell office:value-type="float" office:value="3.97298" calcext:value-type="float">
            <text:p>3.97298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0.403672" calcext:value-type="float">
            <text:p>0.403672</text:p>
          </table:table-cell>
          <table:table-cell office:value-type="float" office:value="3.97587" calcext:value-type="float">
            <text:p>3.97587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402205" calcext:value-type="float">
            <text:p>0.402205</text:p>
          </table:table-cell>
          <table:table-cell office:value-type="float" office:value="2.53629" calcext:value-type="float">
            <text:p>2.53629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400839" calcext:value-type="float">
            <text:p>0.400839</text:p>
          </table:table-cell>
          <table:table-cell office:value-type="float" office:value="2.53461" calcext:value-type="float">
            <text:p>2.53461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0.400716" calcext:value-type="float">
            <text:p>0.400716</text:p>
          </table:table-cell>
          <table:table-cell office:value-type="float" office:value="2.5349" calcext:value-type="float">
            <text:p>2.5349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0.399064" calcext:value-type="float">
            <text:p>0.399064</text:p>
          </table:table-cell>
          <table:table-cell office:value-type="float" office:value="2.57378" calcext:value-type="float">
            <text:p>2.57378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402494" calcext:value-type="float">
            <text:p>0.402494</text:p>
          </table:table-cell>
          <table:table-cell office:value-type="float" office:value="2.1372" calcext:value-type="float">
            <text:p>2.1372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0.398304" calcext:value-type="float">
            <text:p>0.398304</text:p>
          </table:table-cell>
          <table:table-cell office:value-type="float" office:value="2.13251" calcext:value-type="float">
            <text:p>2.13251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0.398293" calcext:value-type="float">
            <text:p>0.398293</text:p>
          </table:table-cell>
          <table:table-cell office:value-type="float" office:value="2.17525" calcext:value-type="float">
            <text:p>2.17525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395178" calcext:value-type="float">
            <text:p>0.395178</text:p>
          </table:table-cell>
          <table:table-cell office:value-type="float" office:value="2.14798" calcext:value-type="float">
            <text:p>2.14798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0.40036" calcext:value-type="float">
            <text:p>0.40036</text:p>
          </table:table-cell>
          <table:table-cell office:value-type="float" office:value="2.12657" calcext:value-type="float">
            <text:p>2.12657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398697" calcext:value-type="float">
            <text:p>0.398697</text:p>
          </table:table-cell>
          <table:table-cell office:value-type="float" office:value="2.13353" calcext:value-type="float">
            <text:p>2.1335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0.401899" calcext:value-type="float">
            <text:p>0.401899</text:p>
          </table:table-cell>
          <table:table-cell office:value-type="float" office:value="2.12326" calcext:value-type="float">
            <text:p>2.1232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398029" calcext:value-type="float">
            <text:p>0.398029</text:p>
          </table:table-cell>
          <table:table-cell office:value-type="float" office:value="2.08066" calcext:value-type="float">
            <text:p>2.0806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401909" calcext:value-type="float">
            <text:p>0.401909</text:p>
          </table:table-cell>
          <table:table-cell office:value-type="float" office:value="2.06919" calcext:value-type="float">
            <text:p>2.06919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00949" calcext:value-type="float">
            <text:p>0.400949</text:p>
          </table:table-cell>
          <table:table-cell office:value-type="float" office:value="2.03973" calcext:value-type="float">
            <text:p>2.0397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0.396538" calcext:value-type="float">
            <text:p>0.396538</text:p>
          </table:table-cell>
          <table:table-cell office:value-type="float" office:value="2.04118" calcext:value-type="float">
            <text:p>2.04118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0.402865" calcext:value-type="float">
            <text:p>0.402865</text:p>
          </table:table-cell>
          <table:table-cell office:value-type="float" office:value="2.04241" calcext:value-type="float">
            <text:p>2.04241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0.402483" calcext:value-type="float">
            <text:p>0.402483</text:p>
          </table:table-cell>
          <table:table-cell office:value-type="float" office:value="2.02663" calcext:value-type="float">
            <text:p>2.0266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0.402877" calcext:value-type="float">
            <text:p>0.402877</text:p>
          </table:table-cell>
          <table:table-cell office:value-type="float" office:value="2.02664" calcext:value-type="float">
            <text:p>2.02664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0.404538" calcext:value-type="float">
            <text:p>0.404538</text:p>
          </table:table-cell>
          <table:table-cell office:value-type="float" office:value="2.02629" calcext:value-type="float">
            <text:p>2.02629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0.397181" calcext:value-type="float">
            <text:p>0.397181</text:p>
          </table:table-cell>
          <table:table-cell office:value-type="float" office:value="2.02555" calcext:value-type="float">
            <text:p>2.02555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40047" calcext:value-type="float">
            <text:p>0.40047</text:p>
          </table:table-cell>
          <table:table-cell office:value-type="float" office:value="2.01753" calcext:value-type="float">
            <text:p>2.0175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0.395757" calcext:value-type="float">
            <text:p>0.395757</text:p>
          </table:table-cell>
          <table:table-cell office:value-type="float" office:value="2.01775" calcext:value-type="float">
            <text:p>2.01775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1987" calcext:value-type="float">
            <text:p>0.401987</text:p>
          </table:table-cell>
          <table:table-cell office:value-type="float" office:value="2.01423" calcext:value-type="float">
            <text:p>2.0142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0" calcext:value-type="float">
            <text:p>9000</text:p>
          </table:table-cell>
          <table:table-cell office:value-type="float" office:value="0.403175" calcext:value-type="float">
            <text:p>0.403175</text:p>
          </table:table-cell>
          <table:table-cell office:value-type="float" office:value="2.01242" calcext:value-type="float">
            <text:p>2.01242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0" calcext:value-type="float">
            <text:p>8000</text:p>
          </table:table-cell>
          <table:table-cell office:value-type="float" office:value="0.39744" calcext:value-type="float">
            <text:p>0.39744</text:p>
          </table:table-cell>
          <table:table-cell office:value-type="float" office:value="2.01366" calcext:value-type="float">
            <text:p>2.0136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0" calcext:value-type="float">
            <text:p>7000</text:p>
          </table:table-cell>
          <table:table-cell office:value-type="float" office:value="0.398223" calcext:value-type="float">
            <text:p>0.398223</text:p>
          </table:table-cell>
          <table:table-cell office:value-type="float" office:value="2.01246" calcext:value-type="float">
            <text:p>2.0124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0" calcext:value-type="float">
            <text:p>6000</text:p>
          </table:table-cell>
          <table:table-cell office:value-type="float" office:value="0.397502" calcext:value-type="float">
            <text:p>0.397502</text:p>
          </table:table-cell>
          <table:table-cell office:value-type="float" office:value="2.01296" calcext:value-type="float">
            <text:p>2.0129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399269" calcext:value-type="float">
            <text:p>0.399269</text:p>
          </table:table-cell>
          <table:table-cell office:value-type="float" office:value="2.01437" calcext:value-type="float">
            <text:p>2.01437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0.400283" calcext:value-type="float">
            <text:p>0.400283</text:p>
          </table:table-cell>
          <table:table-cell office:value-type="float" office:value="2.01287" calcext:value-type="float">
            <text:p>2.01287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0.396842" calcext:value-type="float">
            <text:p>0.396842</text:p>
          </table:table-cell>
          <table:table-cell office:value-type="float" office:value="2.0136" calcext:value-type="float">
            <text:p>2.013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0.395411" calcext:value-type="float">
            <text:p>0.395411</text:p>
          </table:table-cell>
          <table:table-cell office:value-type="float" office:value="2.0187" calcext:value-type="float">
            <text:p>2.0187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397538" calcext:value-type="float">
            <text:p>0.397538</text:p>
          </table:table-cell>
          <table:table-cell office:value-type="float" office:value="2.01623" calcext:value-type="float">
            <text:p>2.0162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0.400972" calcext:value-type="float">
            <text:p>0.400972</text:p>
          </table:table-cell>
          <table:table-cell office:value-type="float" office:value="2.01694" calcext:value-type="float">
            <text:p>2.01694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0.399311" calcext:value-type="float">
            <text:p>0.399311</text:p>
          </table:table-cell>
          <table:table-cell office:value-type="float" office:value="2.0153" calcext:value-type="float">
            <text:p>2.015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0.398965" calcext:value-type="float">
            <text:p>0.398965</text:p>
          </table:table-cell>
          <table:table-cell office:value-type="float" office:value="2.0178" calcext:value-type="float">
            <text:p>2.0178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0.398308" calcext:value-type="float">
            <text:p>0.398308</text:p>
          </table:table-cell>
          <table:table-cell office:value-type="float" office:value="2.02004" calcext:value-type="float">
            <text:p>2.02004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0.392372" calcext:value-type="float">
            <text:p>0.392372</text:p>
          </table:table-cell>
          <table:table-cell office:value-type="float" office:value="2.01965" calcext:value-type="float">
            <text:p>2.01965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0.397695" calcext:value-type="float">
            <text:p>0.397695</text:p>
          </table:table-cell>
          <table:table-cell office:value-type="float" office:value="2.02066" calcext:value-type="float">
            <text:p>2.0206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0.396382" calcext:value-type="float">
            <text:p>0.396382</text:p>
          </table:table-cell>
          <table:table-cell office:value-type="float" office:value="2.02588" calcext:value-type="float">
            <text:p>2.02588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0.397027" calcext:value-type="float">
            <text:p>0.397027</text:p>
          </table:table-cell>
          <table:table-cell office:value-type="float" office:value="2.02289" calcext:value-type="float">
            <text:p>2.02289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398676" calcext:value-type="float">
            <text:p>0.398676</text:p>
          </table:table-cell>
          <table:table-cell office:value-type="float" office:value="2.02824" calcext:value-type="float">
            <text:p>2.02824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0.400224" calcext:value-type="float">
            <text:p>0.400224</text:p>
          </table:table-cell>
          <table:table-cell office:value-type="float" office:value="2.02901" calcext:value-type="float">
            <text:p>2.02901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0.395805" calcext:value-type="float">
            <text:p>0.395805</text:p>
          </table:table-cell>
          <table:table-cell office:value-type="float" office:value="2.02853" calcext:value-type="float">
            <text:p>2.0285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0.39581" calcext:value-type="float">
            <text:p>0.39581</text:p>
          </table:table-cell>
          <table:table-cell office:value-type="float" office:value="2.0397" calcext:value-type="float">
            <text:p>2.0397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0.396101" calcext:value-type="float">
            <text:p>0.396101</text:p>
          </table:table-cell>
          <table:table-cell office:value-type="float" office:value="2.04118" calcext:value-type="float">
            <text:p>2.04118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0.394635" calcext:value-type="float">
            <text:p>0.394635</text:p>
          </table:table-cell>
          <table:table-cell office:value-type="float" office:value="2.03986" calcext:value-type="float">
            <text:p>2.0398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0.39491" calcext:value-type="float">
            <text:p>0.39491</text:p>
          </table:table-cell>
          <table:table-cell office:value-type="float" office:value="2.03926" calcext:value-type="float">
            <text:p>2.0392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0.395716" calcext:value-type="float">
            <text:p>0.395716</text:p>
          </table:table-cell>
          <table:table-cell office:value-type="float" office:value="2.05479" calcext:value-type="float">
            <text:p>2.05479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0.396577" calcext:value-type="float">
            <text:p>0.396577</text:p>
          </table:table-cell>
          <table:table-cell office:value-type="float" office:value="2.05442" calcext:value-type="float">
            <text:p>2.05442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0.394407" calcext:value-type="float">
            <text:p>0.394407</text:p>
          </table:table-cell>
          <table:table-cell office:value-type="float" office:value="2.12086" calcext:value-type="float">
            <text:p>2.1208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" calcext:value-type="float">
            <text:p>9</text:p>
          </table:table-cell>
          <table:table-cell office:value-type="float" office:value="0.395699" calcext:value-type="float">
            <text:p>0.395699</text:p>
          </table:table-cell>
          <table:table-cell office:value-type="float" office:value="2.15704" calcext:value-type="float">
            <text:p>2.15704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" calcext:value-type="float">
            <text:p>8</text:p>
          </table:table-cell>
          <table:table-cell office:value-type="float" office:value="0.396807" calcext:value-type="float">
            <text:p>0.396807</text:p>
          </table:table-cell>
          <table:table-cell office:value-type="float" office:value="2.15799" calcext:value-type="float">
            <text:p>2.15799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" calcext:value-type="float">
            <text:p>7</text:p>
          </table:table-cell>
          <table:table-cell office:value-type="float" office:value="0.397696" calcext:value-type="float">
            <text:p>0.397696</text:p>
          </table:table-cell>
          <table:table-cell office:value-type="float" office:value="2.15918" calcext:value-type="float">
            <text:p>2.15918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" calcext:value-type="float">
            <text:p>6</text:p>
          </table:table-cell>
          <table:table-cell office:value-type="float" office:value="0.397374" calcext:value-type="float">
            <text:p>0.397374</text:p>
          </table:table-cell>
          <table:table-cell office:value-type="float" office:value="2.15549" calcext:value-type="float">
            <text:p>2.15549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0.393088" calcext:value-type="float">
            <text:p>0.393088</text:p>
          </table:table-cell>
          <table:table-cell office:value-type="float" office:value="2.27315" calcext:value-type="float">
            <text:p>2.27315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" calcext:value-type="float">
            <text:p>4</text:p>
          </table:table-cell>
          <table:table-cell office:value-type="float" office:value="0.387944" calcext:value-type="float">
            <text:p>0.387944</text:p>
          </table:table-cell>
          <table:table-cell office:value-type="float" office:value="2.31622" calcext:value-type="float">
            <text:p>2.31622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" calcext:value-type="float">
            <text:p>3</text:p>
          </table:table-cell>
          <table:table-cell office:value-type="float" office:value="0.39494" calcext:value-type="float">
            <text:p>0.39494</text:p>
          </table:table-cell>
          <table:table-cell office:value-type="float" office:value="2.13792" calcext:value-type="float">
            <text:p>2.13792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" calcext:value-type="float">
            <text:p>2</text:p>
          </table:table-cell>
          <table:table-cell office:value-type="float" office:value="0.396382" calcext:value-type="float">
            <text:p>0.396382</text:p>
          </table:table-cell>
          <table:table-cell office:value-type="float" office:value="2.03436" calcext:value-type="float">
            <text:p>2.0343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office:value-type="float" office:value="0.393422" calcext:value-type="float">
            <text:p>0.393422</text:p>
          </table:table-cell>
          <table:table-cell office:value-type="float" office:value="2.03183" calcext:value-type="float">
            <text:p>2.0318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0/00/0000</text:date>, <text:time style:data-style-name="N2" text:time-value="22:26:58.5011185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8T22:28:18.122381361</dc:date>
    <meta:editing-duration>PT1H13M41S</meta:editing-duration>
    <meta:editing-cycles>4</meta:editing-cycles>
    <meta:generator>LibreOffice/4.4.0.3$Linux_X86_64 LibreOffice_project/40m0$Build-3</meta:generator>
    <meta:document-statistic meta:table-count="1" meta:cell-count="134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42cm" svg:y="0.316cm" chart:style-name="ch2">
          <text:p>Driver-Compute</text:p>
        </chart:title>
        <chart:legend chart:legend-position="end" svg:x="11.137cm" svg:y="3.703cm" style:legend-expansion="high" chart:style-name="ch3"/>
        <chart:plot-area chart:style-name="ch4" table:cell-range-address="100m_compute.E4:100m_compute.E64 100m_compute.B2:100m_compute.B2 100m_compute.G4:100m_compute.G64 100m_compute.B66:100m_compute.B66 100m_compute.G68:100m_compute.G115 100m_compute.B117:100m_compute.B117 100m_compute.G119:100m_compute.G182" chart:data-source-has-labels="row" svg:x="0.32cm" svg:y="1.275cm" svg:width="10.497cm" svg:height="7.545cm">
          <chartooo:coordinate-region svg:x="1.062cm" svg:y="1.475cm" svg:width="9.318cm" svg:height="6.6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100m_compute.G4:100m_compute.G64" chart:label-cell-address="100m_compute.B2:100m_compute.B2" chart:class="chart:scatter">
            <chart:domain table:cell-range-address="100m_compute.E4:100m_compute.E64"/>
            <chart:data-point chart:repeated="61"/>
          </chart:series>
          <chart:series chart:style-name="ch9" chart:values-cell-range-address="100m_compute.G68:100m_compute.G115" chart:label-cell-address="100m_compute.B66:100m_compute.B66" chart:class="chart:scatter">
            <chart:domain table:cell-range-address="100m_compute.E68:100m_compute.E115"/>
            <chart:data-point chart:repeated="48"/>
          </chart:series>
          <chart:series chart:style-name="ch10" chart:values-cell-range-address="100m_compute.G119:100m_compute.G182" chart:label-cell-address="100m_compute.B117:100m_compute.B117" chart:class="chart:scatter">
            <chart:domain table:cell-range-address="100m_compute.E119:100m_compute.E182"/>
            <chart:data-point chart:repeated="6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entralized 1 Thread</text:p>
                <draw:g>
                  <svg:desc>100m_compute.B2:100m_compute.B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entralized 4 Thread</text:p>
                <draw:g>
                  <svg:desc>100m_compute.B66:100m_compute.B66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Decentralized 4 Thread</text:p>
                <draw:g>
                  <svg:desc>100m_compute.B117:100m_compute.B1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">
                <text:p>10000000</text:p>
                <draw:g>
                  <svg:desc>100m_compute.E4:100m_compute.E64</svg:desc>
                </draw:g>
              </table:table-cell>
              <table:table-cell office:value-type="float" office:value="7.71435">
                <text:p>7.71435</text:p>
                <draw:g>
                  <svg:desc>100m_compute.G4:100m_compute.G64</svg:desc>
                </draw:g>
              </table:table-cell>
              <table:table-cell office:value-type="float" office:value="10000000">
                <text:p>10000000</text:p>
                <draw:g>
                  <svg:desc>100m_compute.E68:100m_compute.E115</svg:desc>
                </draw:g>
              </table:table-cell>
              <table:table-cell office:value-type="float" office:value="3.96521">
                <text:p>3.96521</text:p>
                <draw:g>
                  <svg:desc>100m_compute.G68:100m_compute.G115</svg:desc>
                </draw:g>
              </table:table-cell>
              <table:table-cell office:value-type="float" office:value="10000000">
                <text:p>10000000</text:p>
                <draw:g>
                  <svg:desc>100m_compute.E119:100m_compute.E182</svg:desc>
                </draw:g>
              </table:table-cell>
              <table:table-cell office:value-type="float" office:value="3.973">
                <text:p>3.973</text:p>
                <draw:g>
                  <svg:desc>100m_compute.G119:100m_compute.G1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000">
                <text:p>9000000</text:p>
              </table:table-cell>
              <table:table-cell office:value-type="float" office:value="7.7127">
                <text:p>7.7127</text:p>
              </table:table-cell>
              <table:table-cell office:value-type="float" office:value="9000000">
                <text:p>9000000</text:p>
              </table:table-cell>
              <table:table-cell office:value-type="float" office:value="3.97165">
                <text:p>3.97165</text:p>
              </table:table-cell>
              <table:table-cell office:value-type="float" office:value="9000000">
                <text:p>9000000</text:p>
              </table:table-cell>
              <table:table-cell office:value-type="float" office:value="3.9711">
                <text:p>3.97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000">
                <text:p>8000000</text:p>
              </table:table-cell>
              <table:table-cell office:value-type="float" office:value="7.71025">
                <text:p>7.71025</text:p>
              </table:table-cell>
              <table:table-cell office:value-type="float" office:value="8000000">
                <text:p>8000000</text:p>
              </table:table-cell>
              <table:table-cell office:value-type="float" office:value="3.96394">
                <text:p>3.96394</text:p>
              </table:table-cell>
              <table:table-cell office:value-type="float" office:value="8000000">
                <text:p>8000000</text:p>
              </table:table-cell>
              <table:table-cell office:value-type="float" office:value="3.97363">
                <text:p>3.973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000">
                <text:p>7000000</text:p>
              </table:table-cell>
              <table:table-cell office:value-type="float" office:value="7.70591">
                <text:p>7.70591</text:p>
              </table:table-cell>
              <table:table-cell office:value-type="float" office:value="7000000">
                <text:p>7000000</text:p>
              </table:table-cell>
              <table:table-cell office:value-type="float" office:value="3.9657">
                <text:p>3.9657</text:p>
              </table:table-cell>
              <table:table-cell office:value-type="float" office:value="7000000">
                <text:p>7000000</text:p>
              </table:table-cell>
              <table:table-cell office:value-type="float" office:value="3.97298">
                <text:p>3.972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000">
                <text:p>6000000</text:p>
              </table:table-cell>
              <table:table-cell office:value-type="float" office:value="7.72311">
                <text:p>7.72311</text:p>
              </table:table-cell>
              <table:table-cell office:value-type="float" office:value="6000000">
                <text:p>6000000</text:p>
              </table:table-cell>
              <table:table-cell office:value-type="float" office:value="3.96703">
                <text:p>3.96703</text:p>
              </table:table-cell>
              <table:table-cell office:value-type="float" office:value="6000000">
                <text:p>6000000</text:p>
              </table:table-cell>
              <table:table-cell office:value-type="float" office:value="3.97587">
                <text:p>3.975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">
                <text:p>5000000</text:p>
              </table:table-cell>
              <table:table-cell office:value-type="float" office:value="7.70345">
                <text:p>7.70345</text:p>
              </table:table-cell>
              <table:table-cell office:value-type="float" office:value="5000000">
                <text:p>5000000</text:p>
              </table:table-cell>
              <table:table-cell office:value-type="float" office:value="2.5323">
                <text:p>2.5323</text:p>
              </table:table-cell>
              <table:table-cell office:value-type="float" office:value="5000000">
                <text:p>5000000</text:p>
              </table:table-cell>
              <table:table-cell office:value-type="float" office:value="2.53629">
                <text:p>2.53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0">
                <text:p>4000000</text:p>
              </table:table-cell>
              <table:table-cell office:value-type="float" office:value="7.70928">
                <text:p>7.70928</text:p>
              </table:table-cell>
              <table:table-cell office:value-type="float" office:value="4000000">
                <text:p>4000000</text:p>
              </table:table-cell>
              <table:table-cell office:value-type="float" office:value="2.5313">
                <text:p>2.5313</text:p>
              </table:table-cell>
              <table:table-cell office:value-type="float" office:value="4000000">
                <text:p>4000000</text:p>
              </table:table-cell>
              <table:table-cell office:value-type="float" office:value="2.53461">
                <text:p>2.53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0">
                <text:p>3000000</text:p>
              </table:table-cell>
              <table:table-cell office:value-type="float" office:value="7.71002">
                <text:p>7.71002</text:p>
              </table:table-cell>
              <table:table-cell office:value-type="float" office:value="3000000">
                <text:p>3000000</text:p>
              </table:table-cell>
              <table:table-cell office:value-type="float" office:value="2.53212">
                <text:p>2.53212</text:p>
              </table:table-cell>
              <table:table-cell office:value-type="float" office:value="3000000">
                <text:p>3000000</text:p>
              </table:table-cell>
              <table:table-cell office:value-type="float" office:value="2.5349">
                <text:p>2.5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00">
                <text:p>2000000</text:p>
              </table:table-cell>
              <table:table-cell office:value-type="float" office:value="7.70826">
                <text:p>7.70826</text:p>
              </table:table-cell>
              <table:table-cell office:value-type="float" office:value="2000000">
                <text:p>2000000</text:p>
              </table:table-cell>
              <table:table-cell office:value-type="float" office:value="2.2911">
                <text:p>2.2911</text:p>
              </table:table-cell>
              <table:table-cell office:value-type="float" office:value="2000000">
                <text:p>2000000</text:p>
              </table:table-cell>
              <table:table-cell office:value-type="float" office:value="2.57378">
                <text:p>2.57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7.70692">
                <text:p>7.70692</text:p>
              </table:table-cell>
              <table:table-cell office:value-type="float" office:value="1000000">
                <text:p>1000000</text:p>
              </table:table-cell>
              <table:table-cell office:value-type="float" office:value="2.21004">
                <text:p>2.21004</text:p>
              </table:table-cell>
              <table:table-cell office:value-type="float" office:value="1000000">
                <text:p>1000000</text:p>
              </table:table-cell>
              <table:table-cell office:value-type="float" office:value="2.1372">
                <text:p>2.13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0">
                <text:p>900000</text:p>
              </table:table-cell>
              <table:table-cell office:value-type="float" office:value="7.71062">
                <text:p>7.71062</text:p>
              </table:table-cell>
              <table:table-cell office:value-type="float" office:value="900000">
                <text:p>900000</text:p>
              </table:table-cell>
              <table:table-cell office:value-type="float" office:value="2.21703">
                <text:p>2.21703</text:p>
              </table:table-cell>
              <table:table-cell office:value-type="float" office:value="900000">
                <text:p>900000</text:p>
              </table:table-cell>
              <table:table-cell office:value-type="float" office:value="2.13251">
                <text:p>2.132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0">
                <text:p>800000</text:p>
              </table:table-cell>
              <table:table-cell office:value-type="float" office:value="7.69851">
                <text:p>7.69851</text:p>
              </table:table-cell>
              <table:table-cell office:value-type="float" office:value="800000">
                <text:p>800000</text:p>
              </table:table-cell>
              <table:table-cell office:value-type="float" office:value="2.11106">
                <text:p>2.11106</text:p>
              </table:table-cell>
              <table:table-cell office:value-type="float" office:value="800000">
                <text:p>800000</text:p>
              </table:table-cell>
              <table:table-cell office:value-type="float" office:value="2.17525">
                <text:p>2.17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0">
                <text:p>700000</text:p>
              </table:table-cell>
              <table:table-cell office:value-type="float" office:value="7.70983">
                <text:p>7.70983</text:p>
              </table:table-cell>
              <table:table-cell office:value-type="float" office:value="700000">
                <text:p>700000</text:p>
              </table:table-cell>
              <table:table-cell office:value-type="float" office:value="2.19469">
                <text:p>2.19469</text:p>
              </table:table-cell>
              <table:table-cell office:value-type="float" office:value="700000">
                <text:p>700000</text:p>
              </table:table-cell>
              <table:table-cell office:value-type="float" office:value="2.14798">
                <text:p>2.147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000">
                <text:p>600000</text:p>
              </table:table-cell>
              <table:table-cell office:value-type="float" office:value="7.7062">
                <text:p>7.7062</text:p>
              </table:table-cell>
              <table:table-cell office:value-type="float" office:value="600000">
                <text:p>600000</text:p>
              </table:table-cell>
              <table:table-cell office:value-type="float" office:value="2.05438">
                <text:p>2.05438</text:p>
              </table:table-cell>
              <table:table-cell office:value-type="float" office:value="600000">
                <text:p>600000</text:p>
              </table:table-cell>
              <table:table-cell office:value-type="float" office:value="2.12657">
                <text:p>2.126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">
                <text:p>500000</text:p>
              </table:table-cell>
              <table:table-cell office:value-type="float" office:value="7.71619">
                <text:p>7.71619</text:p>
              </table:table-cell>
              <table:table-cell office:value-type="float" office:value="500000">
                <text:p>500000</text:p>
              </table:table-cell>
              <table:table-cell office:value-type="float" office:value="2.0566">
                <text:p>2.0566</text:p>
              </table:table-cell>
              <table:table-cell office:value-type="float" office:value="500000">
                <text:p>500000</text:p>
              </table:table-cell>
              <table:table-cell office:value-type="float" office:value="2.13353">
                <text:p>2.13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0">
                <text:p>400000</text:p>
              </table:table-cell>
              <table:table-cell office:value-type="float" office:value="7.70294">
                <text:p>7.70294</text:p>
              </table:table-cell>
              <table:table-cell office:value-type="float" office:value="400000">
                <text:p>400000</text:p>
              </table:table-cell>
              <table:table-cell office:value-type="float" office:value="2.04482">
                <text:p>2.04482</text:p>
              </table:table-cell>
              <table:table-cell office:value-type="float" office:value="400000">
                <text:p>400000</text:p>
              </table:table-cell>
              <table:table-cell office:value-type="float" office:value="2.12326">
                <text:p>2.123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00">
                <text:p>300000</text:p>
              </table:table-cell>
              <table:table-cell office:value-type="float" office:value="7.71108">
                <text:p>7.71108</text:p>
              </table:table-cell>
              <table:table-cell office:value-type="float" office:value="300000">
                <text:p>300000</text:p>
              </table:table-cell>
              <table:table-cell office:value-type="float" office:value="2.02705">
                <text:p>2.02705</text:p>
              </table:table-cell>
              <table:table-cell office:value-type="float" office:value="300000">
                <text:p>300000</text:p>
              </table:table-cell>
              <table:table-cell office:value-type="float" office:value="2.08066">
                <text:p>2.080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0">
                <text:p>200000</text:p>
              </table:table-cell>
              <table:table-cell office:value-type="float" office:value="7.70253">
                <text:p>7.70253</text:p>
              </table:table-cell>
              <table:table-cell office:value-type="float" office:value="200000">
                <text:p>200000</text:p>
              </table:table-cell>
              <table:table-cell office:value-type="float" office:value="2.03742">
                <text:p>2.03742</text:p>
              </table:table-cell>
              <table:table-cell office:value-type="float" office:value="200000">
                <text:p>200000</text:p>
              </table:table-cell>
              <table:table-cell office:value-type="float" office:value="2.06919">
                <text:p>2.069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">
                <text:p>100000</text:p>
              </table:table-cell>
              <table:table-cell office:value-type="float" office:value="7.72219">
                <text:p>7.72219</text:p>
              </table:table-cell>
              <table:table-cell office:value-type="float" office:value="100000">
                <text:p>100000</text:p>
              </table:table-cell>
              <table:table-cell office:value-type="float" office:value="2.01964">
                <text:p>2.01964</text:p>
              </table:table-cell>
              <table:table-cell office:value-type="float" office:value="100000">
                <text:p>100000</text:p>
              </table:table-cell>
              <table:table-cell office:value-type="float" office:value="2.03973">
                <text:p>2.039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00">
                <text:p>90000</text:p>
              </table:table-cell>
              <table:table-cell office:value-type="float" office:value="7.70594">
                <text:p>7.70594</text:p>
              </table:table-cell>
              <table:table-cell office:value-type="float" office:value="90000">
                <text:p>90000</text:p>
              </table:table-cell>
              <table:table-cell office:value-type="float" office:value="2.02686">
                <text:p>2.02686</text:p>
              </table:table-cell>
              <table:table-cell office:value-type="float" office:value="90000">
                <text:p>90000</text:p>
              </table:table-cell>
              <table:table-cell office:value-type="float" office:value="2.04118">
                <text:p>2.041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0">
                <text:p>80000</text:p>
              </table:table-cell>
              <table:table-cell office:value-type="float" office:value="7.70266">
                <text:p>7.70266</text:p>
              </table:table-cell>
              <table:table-cell office:value-type="float" office:value="80000">
                <text:p>80000</text:p>
              </table:table-cell>
              <table:table-cell office:value-type="float" office:value="2.02936">
                <text:p>2.02936</text:p>
              </table:table-cell>
              <table:table-cell office:value-type="float" office:value="80000">
                <text:p>80000</text:p>
              </table:table-cell>
              <table:table-cell office:value-type="float" office:value="2.04241">
                <text:p>2.04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00">
                <text:p>70000</text:p>
              </table:table-cell>
              <table:table-cell office:value-type="float" office:value="7.70773">
                <text:p>7.70773</text:p>
              </table:table-cell>
              <table:table-cell office:value-type="float" office:value="70000">
                <text:p>70000</text:p>
              </table:table-cell>
              <table:table-cell office:value-type="float" office:value="2.01409">
                <text:p>2.01409</text:p>
              </table:table-cell>
              <table:table-cell office:value-type="float" office:value="70000">
                <text:p>70000</text:p>
              </table:table-cell>
              <table:table-cell office:value-type="float" office:value="2.02663">
                <text:p>2.026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0">
                <text:p>60000</text:p>
              </table:table-cell>
              <table:table-cell office:value-type="float" office:value="7.708">
                <text:p>7.708</text:p>
              </table:table-cell>
              <table:table-cell office:value-type="float" office:value="60000">
                <text:p>60000</text:p>
              </table:table-cell>
              <table:table-cell office:value-type="float" office:value="2.01321">
                <text:p>2.01321</text:p>
              </table:table-cell>
              <table:table-cell office:value-type="float" office:value="60000">
                <text:p>60000</text:p>
              </table:table-cell>
              <table:table-cell office:value-type="float" office:value="2.02664">
                <text:p>2.026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">
                <text:p>50000</text:p>
              </table:table-cell>
              <table:table-cell office:value-type="float" office:value="7.72087">
                <text:p>7.72087</text:p>
              </table:table-cell>
              <table:table-cell office:value-type="float" office:value="50000">
                <text:p>50000</text:p>
              </table:table-cell>
              <table:table-cell office:value-type="float" office:value="2.01536">
                <text:p>2.01536</text:p>
              </table:table-cell>
              <table:table-cell office:value-type="float" office:value="50000">
                <text:p>50000</text:p>
              </table:table-cell>
              <table:table-cell office:value-type="float" office:value="2.02629">
                <text:p>2.026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00">
                <text:p>40000</text:p>
              </table:table-cell>
              <table:table-cell office:value-type="float" office:value="7.7058">
                <text:p>7.7058</text:p>
              </table:table-cell>
              <table:table-cell office:value-type="float" office:value="40000">
                <text:p>40000</text:p>
              </table:table-cell>
              <table:table-cell office:value-type="float" office:value="2.01644">
                <text:p>2.01644</text:p>
              </table:table-cell>
              <table:table-cell office:value-type="float" office:value="40000">
                <text:p>40000</text:p>
              </table:table-cell>
              <table:table-cell office:value-type="float" office:value="2.02555">
                <text:p>2.025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00">
                <text:p>30000</text:p>
              </table:table-cell>
              <table:table-cell office:value-type="float" office:value="7.70796">
                <text:p>7.70796</text:p>
              </table:table-cell>
              <table:table-cell office:value-type="float" office:value="30000">
                <text:p>30000</text:p>
              </table:table-cell>
              <table:table-cell office:value-type="float" office:value="2.01306">
                <text:p>2.01306</text:p>
              </table:table-cell>
              <table:table-cell office:value-type="float" office:value="30000">
                <text:p>30000</text:p>
              </table:table-cell>
              <table:table-cell office:value-type="float" office:value="2.01753">
                <text:p>2.017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0">
                <text:p>20000</text:p>
              </table:table-cell>
              <table:table-cell office:value-type="float" office:value="7.70553">
                <text:p>7.70553</text:p>
              </table:table-cell>
              <table:table-cell office:value-type="float" office:value="20000">
                <text:p>20000</text:p>
              </table:table-cell>
              <table:table-cell office:value-type="float" office:value="2.01189">
                <text:p>2.01189</text:p>
              </table:table-cell>
              <table:table-cell office:value-type="float" office:value="20000">
                <text:p>20000</text:p>
              </table:table-cell>
              <table:table-cell office:value-type="float" office:value="2.01775">
                <text:p>2.017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">
                <text:p>10000</text:p>
              </table:table-cell>
              <table:table-cell office:value-type="float" office:value="7.70556">
                <text:p>7.70556</text:p>
              </table:table-cell>
              <table:table-cell office:value-type="float" office:value="10000">
                <text:p>10000</text:p>
              </table:table-cell>
              <table:table-cell office:value-type="float" office:value="2.01189">
                <text:p>2.01189</text:p>
              </table:table-cell>
              <table:table-cell office:value-type="float" office:value="10000">
                <text:p>10000</text:p>
              </table:table-cell>
              <table:table-cell office:value-type="float" office:value="2.01423">
                <text:p>2.014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00">
                <text:p>9000</text:p>
              </table:table-cell>
              <table:table-cell office:value-type="float" office:value="7.72407">
                <text:p>7.72407</text:p>
              </table:table-cell>
              <table:table-cell office:value-type="float" office:value="9000">
                <text:p>9000</text:p>
              </table:table-cell>
              <table:table-cell office:value-type="float" office:value="2.01337">
                <text:p>2.01337</text:p>
              </table:table-cell>
              <table:table-cell office:value-type="float" office:value="9000">
                <text:p>9000</text:p>
              </table:table-cell>
              <table:table-cell office:value-type="float" office:value="2.01242">
                <text:p>2.012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00">
                <text:p>8000</text:p>
              </table:table-cell>
              <table:table-cell office:value-type="float" office:value="7.7174">
                <text:p>7.7174</text:p>
              </table:table-cell>
              <table:table-cell office:value-type="float" office:value="8000">
                <text:p>8000</text:p>
              </table:table-cell>
              <table:table-cell office:value-type="float" office:value="2.01268">
                <text:p>2.01268</text:p>
              </table:table-cell>
              <table:table-cell office:value-type="float" office:value="8000">
                <text:p>8000</text:p>
              </table:table-cell>
              <table:table-cell office:value-type="float" office:value="2.01366">
                <text:p>2.013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0">
                <text:p>7000</text:p>
              </table:table-cell>
              <table:table-cell office:value-type="float" office:value="7.71664">
                <text:p>7.71664</text:p>
              </table:table-cell>
              <table:table-cell office:value-type="float" office:value="7000">
                <text:p>7000</text:p>
              </table:table-cell>
              <table:table-cell office:value-type="float" office:value="2.01271">
                <text:p>2.01271</text:p>
              </table:table-cell>
              <table:table-cell office:value-type="float" office:value="7000">
                <text:p>7000</text:p>
              </table:table-cell>
              <table:table-cell office:value-type="float" office:value="2.01246">
                <text:p>2.012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">
                <text:p>6000</text:p>
              </table:table-cell>
              <table:table-cell office:value-type="float" office:value="7.71829">
                <text:p>7.71829</text:p>
              </table:table-cell>
              <table:table-cell office:value-type="float" office:value="6000">
                <text:p>6000</text:p>
              </table:table-cell>
              <table:table-cell office:value-type="float" office:value="2.01313">
                <text:p>2.01313</text:p>
              </table:table-cell>
              <table:table-cell office:value-type="float" office:value="6000">
                <text:p>6000</text:p>
              </table:table-cell>
              <table:table-cell office:value-type="float" office:value="2.01296">
                <text:p>2.012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0">
                <text:p>5000</text:p>
              </table:table-cell>
              <table:table-cell office:value-type="float" office:value="7.72162">
                <text:p>7.72162</text:p>
              </table:table-cell>
              <table:table-cell office:value-type="float" office:value="5000">
                <text:p>5000</text:p>
              </table:table-cell>
              <table:table-cell office:value-type="float" office:value="2.01389">
                <text:p>2.01389</text:p>
              </table:table-cell>
              <table:table-cell office:value-type="float" office:value="5000">
                <text:p>5000</text:p>
              </table:table-cell>
              <table:table-cell office:value-type="float" office:value="2.01437">
                <text:p>2.014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">
                <text:p>4000</text:p>
              </table:table-cell>
              <table:table-cell office:value-type="float" office:value="7.71338">
                <text:p>7.71338</text:p>
              </table:table-cell>
              <table:table-cell office:value-type="float" office:value="4000">
                <text:p>4000</text:p>
              </table:table-cell>
              <table:table-cell office:value-type="float" office:value="2.01505">
                <text:p>2.01505</text:p>
              </table:table-cell>
              <table:table-cell office:value-type="float" office:value="4000">
                <text:p>4000</text:p>
              </table:table-cell>
              <table:table-cell office:value-type="float" office:value="2.01287">
                <text:p>2.012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00">
                <text:p>3000</text:p>
              </table:table-cell>
              <table:table-cell office:value-type="float" office:value="7.71573">
                <text:p>7.71573</text:p>
              </table:table-cell>
              <table:table-cell office:value-type="float" office:value="3000">
                <text:p>3000</text:p>
              </table:table-cell>
              <table:table-cell office:value-type="float" office:value="2.01482">
                <text:p>2.01482</text:p>
              </table:table-cell>
              <table:table-cell office:value-type="float" office:value="3000">
                <text:p>3000</text:p>
              </table:table-cell>
              <table:table-cell office:value-type="float" office:value="2.0136">
                <text:p>2.01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">
                <text:p>2000</text:p>
              </table:table-cell>
              <table:table-cell office:value-type="float" office:value="7.718">
                <text:p>7.718</text:p>
              </table:table-cell>
              <table:table-cell office:value-type="float" office:value="2000">
                <text:p>2000</text:p>
              </table:table-cell>
              <table:table-cell office:value-type="float" office:value="2.01903">
                <text:p>2.01903</text:p>
              </table:table-cell>
              <table:table-cell office:value-type="float" office:value="2000">
                <text:p>2000</text:p>
              </table:table-cell>
              <table:table-cell office:value-type="float" office:value="2.0187">
                <text:p>2.01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">
                <text:p>1000</text:p>
              </table:table-cell>
              <table:table-cell office:value-type="float" office:value="7.72948">
                <text:p>7.72948</text:p>
              </table:table-cell>
              <table:table-cell office:value-type="float" office:value="1000">
                <text:p>1000</text:p>
              </table:table-cell>
              <table:table-cell office:value-type="float" office:value="2.02766">
                <text:p>2.02766</text:p>
              </table:table-cell>
              <table:table-cell office:value-type="float" office:value="1000">
                <text:p>1000</text:p>
              </table:table-cell>
              <table:table-cell office:value-type="float" office:value="2.01623">
                <text:p>2.016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0">
                <text:p>900</text:p>
              </table:table-cell>
              <table:table-cell office:value-type="float" office:value="7.72918">
                <text:p>7.72918</text:p>
              </table:table-cell>
              <table:table-cell office:value-type="float" office:value="900">
                <text:p>900</text:p>
              </table:table-cell>
              <table:table-cell office:value-type="float" office:value="2.0275">
                <text:p>2.0275</text:p>
              </table:table-cell>
              <table:table-cell office:value-type="float" office:value="900">
                <text:p>900</text:p>
              </table:table-cell>
              <table:table-cell office:value-type="float" office:value="2.01694">
                <text:p>2.016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">
                <text:p>800</text:p>
              </table:table-cell>
              <table:table-cell office:value-type="float" office:value="7.73754">
                <text:p>7.73754</text:p>
              </table:table-cell>
              <table:table-cell office:value-type="float" office:value="800">
                <text:p>800</text:p>
              </table:table-cell>
              <table:table-cell office:value-type="float" office:value="2.02702">
                <text:p>2.02702</text:p>
              </table:table-cell>
              <table:table-cell office:value-type="float" office:value="800">
                <text:p>800</text:p>
              </table:table-cell>
              <table:table-cell office:value-type="float" office:value="2.0153">
                <text:p>2.01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0">
                <text:p>700</text:p>
              </table:table-cell>
              <table:table-cell office:value-type="float" office:value="7.73436">
                <text:p>7.73436</text:p>
              </table:table-cell>
              <table:table-cell office:value-type="float" office:value="700">
                <text:p>700</text:p>
              </table:table-cell>
              <table:table-cell office:value-type="float" office:value="2.02633">
                <text:p>2.02633</text:p>
              </table:table-cell>
              <table:table-cell office:value-type="float" office:value="700">
                <text:p>700</text:p>
              </table:table-cell>
              <table:table-cell office:value-type="float" office:value="2.0178">
                <text:p>2.01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">
                <text:p>600</text:p>
              </table:table-cell>
              <table:table-cell office:value-type="float" office:value="7.74383">
                <text:p>7.74383</text:p>
              </table:table-cell>
              <table:table-cell office:value-type="float" office:value="600">
                <text:p>600</text:p>
              </table:table-cell>
              <table:table-cell office:value-type="float" office:value="2.03517">
                <text:p>2.03517</text:p>
              </table:table-cell>
              <table:table-cell office:value-type="float" office:value="600">
                <text:p>600</text:p>
              </table:table-cell>
              <table:table-cell office:value-type="float" office:value="2.02004">
                <text:p>2.020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0">
                <text:p>500</text:p>
              </table:table-cell>
              <table:table-cell office:value-type="float" office:value="7.74841">
                <text:p>7.74841</text:p>
              </table:table-cell>
              <table:table-cell office:value-type="float" office:value="500">
                <text:p>500</text:p>
              </table:table-cell>
              <table:table-cell office:value-type="float" office:value="2.03515">
                <text:p>2.03515</text:p>
              </table:table-cell>
              <table:table-cell office:value-type="float" office:value="500">
                <text:p>500</text:p>
              </table:table-cell>
              <table:table-cell office:value-type="float" office:value="2.01965">
                <text:p>2.019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0">
                <text:p>400</text:p>
              </table:table-cell>
              <table:table-cell office:value-type="float" office:value="7.74021">
                <text:p>7.74021</text:p>
              </table:table-cell>
              <table:table-cell office:value-type="float" office:value="400">
                <text:p>400</text:p>
              </table:table-cell>
              <table:table-cell office:value-type="float" office:value="2.03485">
                <text:p>2.03485</text:p>
              </table:table-cell>
              <table:table-cell office:value-type="float" office:value="400">
                <text:p>400</text:p>
              </table:table-cell>
              <table:table-cell office:value-type="float" office:value="2.02066">
                <text:p>2.020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0">
                <text:p>300</text:p>
              </table:table-cell>
              <table:table-cell office:value-type="float" office:value="7.74993">
                <text:p>7.74993</text:p>
              </table:table-cell>
              <table:table-cell office:value-type="float" office:value="300">
                <text:p>300</text:p>
              </table:table-cell>
              <table:table-cell office:value-type="float" office:value="2.05337">
                <text:p>2.05337</text:p>
              </table:table-cell>
              <table:table-cell office:value-type="float" office:value="300">
                <text:p>300</text:p>
              </table:table-cell>
              <table:table-cell office:value-type="float" office:value="2.02588">
                <text:p>2.025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">
                <text:p>200</text:p>
              </table:table-cell>
              <table:table-cell office:value-type="float" office:value="7.76152">
                <text:p>7.76152</text:p>
              </table:table-cell>
              <table:table-cell office:value-type="float" office:value="200">
                <text:p>200</text:p>
              </table:table-cell>
              <table:table-cell office:value-type="float" office:value="2.05353">
                <text:p>2.05353</text:p>
              </table:table-cell>
              <table:table-cell office:value-type="float" office:value="200">
                <text:p>200</text:p>
              </table:table-cell>
              <table:table-cell office:value-type="float" office:value="2.02289">
                <text:p>2.022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">
                <text:p>100</text:p>
              </table:table-cell>
              <table:table-cell office:value-type="float" office:value="7.76306">
                <text:p>7.76306</text:p>
              </table:table-cell>
              <table:table-cell office:value-type="float" office:value="100">
                <text:p>100</text:p>
              </table:table-cell>
              <table:table-cell office:value-type="float" office:value="2.09507">
                <text:p>2.09507</text:p>
              </table:table-cell>
              <table:table-cell office:value-type="float" office:value="100">
                <text:p>100</text:p>
              </table:table-cell>
              <table:table-cell office:value-type="float" office:value="2.02824">
                <text:p>2.028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">
                <text:p>90</text:p>
              </table:table-cell>
              <table:table-cell office:value-type="float" office:value="7.75972">
                <text:p>7.75972</text:p>
              </table:table-cell>
              <table:table-cell office:value-type="float" office:value="90">
                <text:p>90</text:p>
              </table:table-cell>
              <table:table-cell office:value-type="float" office:value="2.09545">
                <text:p>2.09545</text:p>
              </table:table-cell>
              <table:table-cell office:value-type="float" office:value="90">
                <text:p>90</text:p>
              </table:table-cell>
              <table:table-cell office:value-type="float" office:value="2.02901">
                <text:p>2.029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7.77068">
                <text:p>7.77068</text:p>
              </table:table-cell>
              <table:table-cell office:value-type="float" office:value="80">
                <text:p>80</text:p>
              </table:table-cell>
              <table:table-cell office:value-type="float" office:value="2.09676">
                <text:p>2.09676</text:p>
              </table:table-cell>
              <table:table-cell office:value-type="float" office:value="80">
                <text:p>80</text:p>
              </table:table-cell>
              <table:table-cell office:value-type="float" office:value="2.02853">
                <text:p>2.028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">
                <text:p>70</text:p>
              </table:table-cell>
              <table:table-cell office:value-type="float" office:value="7.80046">
                <text:p>7.80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2.0397">
                <text:p>2.03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.80739">
                <text:p>7.80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2.04118">
                <text:p>2.041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7.79361">
                <text:p>7.79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.03986">
                <text:p>2.039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">
                <text:p>40</text:p>
              </table:table-cell>
              <table:table-cell office:value-type="float" office:value="7.80038">
                <text:p>7.80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2.03926">
                <text:p>2.039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">
                <text:p>30</text:p>
              </table:table-cell>
              <table:table-cell office:value-type="float" office:value="7.82583">
                <text:p>7.82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2.05479">
                <text:p>2.054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">
                <text:p>20</text:p>
              </table:table-cell>
              <table:table-cell office:value-type="float" office:value="7.82869">
                <text:p>7.82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.05442">
                <text:p>2.054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">
                <text:p>10</text:p>
              </table:table-cell>
              <table:table-cell office:value-type="float" office:value="7.95476">
                <text:p>7.95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.12086">
                <text:p>2.120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8.03822">
                <text:p>8.03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.15704">
                <text:p>2.157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  <table:table-cell office:value-type="float" office:value="8.04468">
                <text:p>8.04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.15799">
                <text:p>2.157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">
                <text:p>7</text:p>
              </table:table-cell>
              <table:table-cell office:value-type="float" office:value="8.04548">
                <text:p>8.04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2.15918">
                <text:p>2.159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8.04149">
                <text:p>8.04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.15549">
                <text:p>2.155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8.29953">
                <text:p>8.29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2.27315">
                <text:p>2.273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8.34659">
                <text:p>8.34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.31622">
                <text:p>2.316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.13792">
                <text:p>2.13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.03436">
                <text:p>2.03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.03183">
                <text:p>2.031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2" chart:maximum="3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42cm" svg:y="0.316cm" chart:style-name="ch2">
          <text:p>Driver-Compute</text:p>
        </chart:title>
        <chart:legend chart:legend-position="end" svg:x="11.137cm" svg:y="3.952cm" style:legend-expansion="high" chart:style-name="ch3"/>
        <chart:plot-area chart:style-name="ch4" table:cell-range-address="100m_compute.E68:100m_compute.E115 100m_compute.B66:100m_compute.B66 100m_compute.G68:100m_compute.G115 100m_compute.B117:100m_compute.B117 100m_compute.G119:100m_compute.G182" chart:data-source-has-labels="row" svg:x="0.32cm" svg:y="1.275cm" svg:width="10.497cm" svg:height="7.545cm">
          <chartooo:coordinate-region svg:x="1.061cm" svg:y="1.474cm" svg:width="9.028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100m_compute.G68:100m_compute.G115" chart:label-cell-address="100m_compute.B66:100m_compute.B66" chart:class="chart:scatter">
            <chart:domain table:cell-range-address="100m_compute.E68:100m_compute.E115"/>
            <chart:data-point chart:repeated="48"/>
          </chart:series>
          <chart:series chart:style-name="ch9" chart:values-cell-range-address="100m_compute.G119:100m_compute.G182" chart:label-cell-address="100m_compute.B117:100m_compute.B117" chart:class="chart:scatter">
            <chart:domain table:cell-range-address="100m_compute.E119:100m_compute.E182"/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entralized 4 Thread</text:p>
                <draw:g>
                  <svg:desc>100m_compute.B66:100m_compute.B66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Decentralized 4 Thread</text:p>
                <draw:g>
                  <svg:desc>100m_compute.B117:100m_compute.B1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">
                <text:p>10000000</text:p>
                <draw:g>
                  <svg:desc>100m_compute.E68:100m_compute.E115</svg:desc>
                </draw:g>
              </table:table-cell>
              <table:table-cell office:value-type="float" office:value="3.96521">
                <text:p>3.96521</text:p>
                <draw:g>
                  <svg:desc>100m_compute.G68:100m_compute.G115</svg:desc>
                </draw:g>
              </table:table-cell>
              <table:table-cell office:value-type="float" office:value="10000000">
                <text:p>10000000</text:p>
                <draw:g>
                  <svg:desc>100m_compute.E119:100m_compute.E182</svg:desc>
                </draw:g>
              </table:table-cell>
              <table:table-cell office:value-type="float" office:value="3.973">
                <text:p>3.973</text:p>
                <draw:g>
                  <svg:desc>100m_compute.G119:100m_compute.G1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000">
                <text:p>9000000</text:p>
              </table:table-cell>
              <table:table-cell office:value-type="float" office:value="3.97165">
                <text:p>3.97165</text:p>
              </table:table-cell>
              <table:table-cell office:value-type="float" office:value="9000000">
                <text:p>9000000</text:p>
              </table:table-cell>
              <table:table-cell office:value-type="float" office:value="3.9711">
                <text:p>3.97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000">
                <text:p>8000000</text:p>
              </table:table-cell>
              <table:table-cell office:value-type="float" office:value="3.96394">
                <text:p>3.96394</text:p>
              </table:table-cell>
              <table:table-cell office:value-type="float" office:value="8000000">
                <text:p>8000000</text:p>
              </table:table-cell>
              <table:table-cell office:value-type="float" office:value="3.97363">
                <text:p>3.973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000">
                <text:p>7000000</text:p>
              </table:table-cell>
              <table:table-cell office:value-type="float" office:value="3.9657">
                <text:p>3.9657</text:p>
              </table:table-cell>
              <table:table-cell office:value-type="float" office:value="7000000">
                <text:p>7000000</text:p>
              </table:table-cell>
              <table:table-cell office:value-type="float" office:value="3.97298">
                <text:p>3.972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000">
                <text:p>6000000</text:p>
              </table:table-cell>
              <table:table-cell office:value-type="float" office:value="3.96703">
                <text:p>3.96703</text:p>
              </table:table-cell>
              <table:table-cell office:value-type="float" office:value="6000000">
                <text:p>6000000</text:p>
              </table:table-cell>
              <table:table-cell office:value-type="float" office:value="3.97587">
                <text:p>3.975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">
                <text:p>5000000</text:p>
              </table:table-cell>
              <table:table-cell office:value-type="float" office:value="2.5323">
                <text:p>2.5323</text:p>
              </table:table-cell>
              <table:table-cell office:value-type="float" office:value="5000000">
                <text:p>5000000</text:p>
              </table:table-cell>
              <table:table-cell office:value-type="float" office:value="2.53629">
                <text:p>2.53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0">
                <text:p>4000000</text:p>
              </table:table-cell>
              <table:table-cell office:value-type="float" office:value="2.5313">
                <text:p>2.5313</text:p>
              </table:table-cell>
              <table:table-cell office:value-type="float" office:value="4000000">
                <text:p>4000000</text:p>
              </table:table-cell>
              <table:table-cell office:value-type="float" office:value="2.53461">
                <text:p>2.53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0">
                <text:p>3000000</text:p>
              </table:table-cell>
              <table:table-cell office:value-type="float" office:value="2.53212">
                <text:p>2.53212</text:p>
              </table:table-cell>
              <table:table-cell office:value-type="float" office:value="3000000">
                <text:p>3000000</text:p>
              </table:table-cell>
              <table:table-cell office:value-type="float" office:value="2.5349">
                <text:p>2.5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00">
                <text:p>2000000</text:p>
              </table:table-cell>
              <table:table-cell office:value-type="float" office:value="2.2911">
                <text:p>2.2911</text:p>
              </table:table-cell>
              <table:table-cell office:value-type="float" office:value="2000000">
                <text:p>2000000</text:p>
              </table:table-cell>
              <table:table-cell office:value-type="float" office:value="2.57378">
                <text:p>2.57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2.21004">
                <text:p>2.21004</text:p>
              </table:table-cell>
              <table:table-cell office:value-type="float" office:value="1000000">
                <text:p>1000000</text:p>
              </table:table-cell>
              <table:table-cell office:value-type="float" office:value="2.1372">
                <text:p>2.13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0">
                <text:p>900000</text:p>
              </table:table-cell>
              <table:table-cell office:value-type="float" office:value="2.21703">
                <text:p>2.21703</text:p>
              </table:table-cell>
              <table:table-cell office:value-type="float" office:value="900000">
                <text:p>900000</text:p>
              </table:table-cell>
              <table:table-cell office:value-type="float" office:value="2.13251">
                <text:p>2.132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0">
                <text:p>800000</text:p>
              </table:table-cell>
              <table:table-cell office:value-type="float" office:value="2.11106">
                <text:p>2.11106</text:p>
              </table:table-cell>
              <table:table-cell office:value-type="float" office:value="800000">
                <text:p>800000</text:p>
              </table:table-cell>
              <table:table-cell office:value-type="float" office:value="2.17525">
                <text:p>2.17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0">
                <text:p>700000</text:p>
              </table:table-cell>
              <table:table-cell office:value-type="float" office:value="2.19469">
                <text:p>2.19469</text:p>
              </table:table-cell>
              <table:table-cell office:value-type="float" office:value="700000">
                <text:p>700000</text:p>
              </table:table-cell>
              <table:table-cell office:value-type="float" office:value="2.14798">
                <text:p>2.147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000">
                <text:p>600000</text:p>
              </table:table-cell>
              <table:table-cell office:value-type="float" office:value="2.05438">
                <text:p>2.05438</text:p>
              </table:table-cell>
              <table:table-cell office:value-type="float" office:value="600000">
                <text:p>600000</text:p>
              </table:table-cell>
              <table:table-cell office:value-type="float" office:value="2.12657">
                <text:p>2.126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">
                <text:p>500000</text:p>
              </table:table-cell>
              <table:table-cell office:value-type="float" office:value="2.0566">
                <text:p>2.0566</text:p>
              </table:table-cell>
              <table:table-cell office:value-type="float" office:value="500000">
                <text:p>500000</text:p>
              </table:table-cell>
              <table:table-cell office:value-type="float" office:value="2.13353">
                <text:p>2.13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0">
                <text:p>400000</text:p>
              </table:table-cell>
              <table:table-cell office:value-type="float" office:value="2.04482">
                <text:p>2.04482</text:p>
              </table:table-cell>
              <table:table-cell office:value-type="float" office:value="400000">
                <text:p>400000</text:p>
              </table:table-cell>
              <table:table-cell office:value-type="float" office:value="2.12326">
                <text:p>2.123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00">
                <text:p>300000</text:p>
              </table:table-cell>
              <table:table-cell office:value-type="float" office:value="2.02705">
                <text:p>2.02705</text:p>
              </table:table-cell>
              <table:table-cell office:value-type="float" office:value="300000">
                <text:p>300000</text:p>
              </table:table-cell>
              <table:table-cell office:value-type="float" office:value="2.08066">
                <text:p>2.080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0">
                <text:p>200000</text:p>
              </table:table-cell>
              <table:table-cell office:value-type="float" office:value="2.03742">
                <text:p>2.03742</text:p>
              </table:table-cell>
              <table:table-cell office:value-type="float" office:value="200000">
                <text:p>200000</text:p>
              </table:table-cell>
              <table:table-cell office:value-type="float" office:value="2.06919">
                <text:p>2.069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">
                <text:p>100000</text:p>
              </table:table-cell>
              <table:table-cell office:value-type="float" office:value="2.01964">
                <text:p>2.01964</text:p>
              </table:table-cell>
              <table:table-cell office:value-type="float" office:value="100000">
                <text:p>100000</text:p>
              </table:table-cell>
              <table:table-cell office:value-type="float" office:value="2.03973">
                <text:p>2.039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00">
                <text:p>90000</text:p>
              </table:table-cell>
              <table:table-cell office:value-type="float" office:value="2.02686">
                <text:p>2.02686</text:p>
              </table:table-cell>
              <table:table-cell office:value-type="float" office:value="90000">
                <text:p>90000</text:p>
              </table:table-cell>
              <table:table-cell office:value-type="float" office:value="2.04118">
                <text:p>2.041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0">
                <text:p>80000</text:p>
              </table:table-cell>
              <table:table-cell office:value-type="float" office:value="2.02936">
                <text:p>2.02936</text:p>
              </table:table-cell>
              <table:table-cell office:value-type="float" office:value="80000">
                <text:p>80000</text:p>
              </table:table-cell>
              <table:table-cell office:value-type="float" office:value="2.04241">
                <text:p>2.04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00">
                <text:p>70000</text:p>
              </table:table-cell>
              <table:table-cell office:value-type="float" office:value="2.01409">
                <text:p>2.01409</text:p>
              </table:table-cell>
              <table:table-cell office:value-type="float" office:value="70000">
                <text:p>70000</text:p>
              </table:table-cell>
              <table:table-cell office:value-type="float" office:value="2.02663">
                <text:p>2.026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0">
                <text:p>60000</text:p>
              </table:table-cell>
              <table:table-cell office:value-type="float" office:value="2.01321">
                <text:p>2.01321</text:p>
              </table:table-cell>
              <table:table-cell office:value-type="float" office:value="60000">
                <text:p>60000</text:p>
              </table:table-cell>
              <table:table-cell office:value-type="float" office:value="2.02664">
                <text:p>2.026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">
                <text:p>50000</text:p>
              </table:table-cell>
              <table:table-cell office:value-type="float" office:value="2.01536">
                <text:p>2.01536</text:p>
              </table:table-cell>
              <table:table-cell office:value-type="float" office:value="50000">
                <text:p>50000</text:p>
              </table:table-cell>
              <table:table-cell office:value-type="float" office:value="2.02629">
                <text:p>2.026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00">
                <text:p>40000</text:p>
              </table:table-cell>
              <table:table-cell office:value-type="float" office:value="2.01644">
                <text:p>2.01644</text:p>
              </table:table-cell>
              <table:table-cell office:value-type="float" office:value="40000">
                <text:p>40000</text:p>
              </table:table-cell>
              <table:table-cell office:value-type="float" office:value="2.02555">
                <text:p>2.025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00">
                <text:p>30000</text:p>
              </table:table-cell>
              <table:table-cell office:value-type="float" office:value="2.01306">
                <text:p>2.01306</text:p>
              </table:table-cell>
              <table:table-cell office:value-type="float" office:value="30000">
                <text:p>30000</text:p>
              </table:table-cell>
              <table:table-cell office:value-type="float" office:value="2.01753">
                <text:p>2.017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0">
                <text:p>20000</text:p>
              </table:table-cell>
              <table:table-cell office:value-type="float" office:value="2.01189">
                <text:p>2.01189</text:p>
              </table:table-cell>
              <table:table-cell office:value-type="float" office:value="20000">
                <text:p>20000</text:p>
              </table:table-cell>
              <table:table-cell office:value-type="float" office:value="2.01775">
                <text:p>2.017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">
                <text:p>10000</text:p>
              </table:table-cell>
              <table:table-cell office:value-type="float" office:value="2.01189">
                <text:p>2.01189</text:p>
              </table:table-cell>
              <table:table-cell office:value-type="float" office:value="10000">
                <text:p>10000</text:p>
              </table:table-cell>
              <table:table-cell office:value-type="float" office:value="2.01423">
                <text:p>2.014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00">
                <text:p>9000</text:p>
              </table:table-cell>
              <table:table-cell office:value-type="float" office:value="2.01337">
                <text:p>2.01337</text:p>
              </table:table-cell>
              <table:table-cell office:value-type="float" office:value="9000">
                <text:p>9000</text:p>
              </table:table-cell>
              <table:table-cell office:value-type="float" office:value="2.01242">
                <text:p>2.012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00">
                <text:p>8000</text:p>
              </table:table-cell>
              <table:table-cell office:value-type="float" office:value="2.01268">
                <text:p>2.01268</text:p>
              </table:table-cell>
              <table:table-cell office:value-type="float" office:value="8000">
                <text:p>8000</text:p>
              </table:table-cell>
              <table:table-cell office:value-type="float" office:value="2.01366">
                <text:p>2.013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0">
                <text:p>7000</text:p>
              </table:table-cell>
              <table:table-cell office:value-type="float" office:value="2.01271">
                <text:p>2.01271</text:p>
              </table:table-cell>
              <table:table-cell office:value-type="float" office:value="7000">
                <text:p>7000</text:p>
              </table:table-cell>
              <table:table-cell office:value-type="float" office:value="2.01246">
                <text:p>2.012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">
                <text:p>6000</text:p>
              </table:table-cell>
              <table:table-cell office:value-type="float" office:value="2.01313">
                <text:p>2.01313</text:p>
              </table:table-cell>
              <table:table-cell office:value-type="float" office:value="6000">
                <text:p>6000</text:p>
              </table:table-cell>
              <table:table-cell office:value-type="float" office:value="2.01296">
                <text:p>2.012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0">
                <text:p>5000</text:p>
              </table:table-cell>
              <table:table-cell office:value-type="float" office:value="2.01389">
                <text:p>2.01389</text:p>
              </table:table-cell>
              <table:table-cell office:value-type="float" office:value="5000">
                <text:p>5000</text:p>
              </table:table-cell>
              <table:table-cell office:value-type="float" office:value="2.01437">
                <text:p>2.014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">
                <text:p>4000</text:p>
              </table:table-cell>
              <table:table-cell office:value-type="float" office:value="2.01505">
                <text:p>2.01505</text:p>
              </table:table-cell>
              <table:table-cell office:value-type="float" office:value="4000">
                <text:p>4000</text:p>
              </table:table-cell>
              <table:table-cell office:value-type="float" office:value="2.01287">
                <text:p>2.012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00">
                <text:p>3000</text:p>
              </table:table-cell>
              <table:table-cell office:value-type="float" office:value="2.01482">
                <text:p>2.01482</text:p>
              </table:table-cell>
              <table:table-cell office:value-type="float" office:value="3000">
                <text:p>3000</text:p>
              </table:table-cell>
              <table:table-cell office:value-type="float" office:value="2.0136">
                <text:p>2.01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">
                <text:p>2000</text:p>
              </table:table-cell>
              <table:table-cell office:value-type="float" office:value="2.01903">
                <text:p>2.01903</text:p>
              </table:table-cell>
              <table:table-cell office:value-type="float" office:value="2000">
                <text:p>2000</text:p>
              </table:table-cell>
              <table:table-cell office:value-type="float" office:value="2.0187">
                <text:p>2.01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">
                <text:p>1000</text:p>
              </table:table-cell>
              <table:table-cell office:value-type="float" office:value="2.02766">
                <text:p>2.02766</text:p>
              </table:table-cell>
              <table:table-cell office:value-type="float" office:value="1000">
                <text:p>1000</text:p>
              </table:table-cell>
              <table:table-cell office:value-type="float" office:value="2.01623">
                <text:p>2.016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0">
                <text:p>900</text:p>
              </table:table-cell>
              <table:table-cell office:value-type="float" office:value="2.0275">
                <text:p>2.0275</text:p>
              </table:table-cell>
              <table:table-cell office:value-type="float" office:value="900">
                <text:p>900</text:p>
              </table:table-cell>
              <table:table-cell office:value-type="float" office:value="2.01694">
                <text:p>2.016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">
                <text:p>800</text:p>
              </table:table-cell>
              <table:table-cell office:value-type="float" office:value="2.02702">
                <text:p>2.02702</text:p>
              </table:table-cell>
              <table:table-cell office:value-type="float" office:value="800">
                <text:p>800</text:p>
              </table:table-cell>
              <table:table-cell office:value-type="float" office:value="2.0153">
                <text:p>2.01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0">
                <text:p>700</text:p>
              </table:table-cell>
              <table:table-cell office:value-type="float" office:value="2.02633">
                <text:p>2.02633</text:p>
              </table:table-cell>
              <table:table-cell office:value-type="float" office:value="700">
                <text:p>700</text:p>
              </table:table-cell>
              <table:table-cell office:value-type="float" office:value="2.0178">
                <text:p>2.01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">
                <text:p>600</text:p>
              </table:table-cell>
              <table:table-cell office:value-type="float" office:value="2.03517">
                <text:p>2.03517</text:p>
              </table:table-cell>
              <table:table-cell office:value-type="float" office:value="600">
                <text:p>600</text:p>
              </table:table-cell>
              <table:table-cell office:value-type="float" office:value="2.02004">
                <text:p>2.020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0">
                <text:p>500</text:p>
              </table:table-cell>
              <table:table-cell office:value-type="float" office:value="2.03515">
                <text:p>2.03515</text:p>
              </table:table-cell>
              <table:table-cell office:value-type="float" office:value="500">
                <text:p>500</text:p>
              </table:table-cell>
              <table:table-cell office:value-type="float" office:value="2.01965">
                <text:p>2.019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0">
                <text:p>400</text:p>
              </table:table-cell>
              <table:table-cell office:value-type="float" office:value="2.03485">
                <text:p>2.03485</text:p>
              </table:table-cell>
              <table:table-cell office:value-type="float" office:value="400">
                <text:p>400</text:p>
              </table:table-cell>
              <table:table-cell office:value-type="float" office:value="2.02066">
                <text:p>2.020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0">
                <text:p>300</text:p>
              </table:table-cell>
              <table:table-cell office:value-type="float" office:value="2.05337">
                <text:p>2.05337</text:p>
              </table:table-cell>
              <table:table-cell office:value-type="float" office:value="300">
                <text:p>300</text:p>
              </table:table-cell>
              <table:table-cell office:value-type="float" office:value="2.02588">
                <text:p>2.025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">
                <text:p>200</text:p>
              </table:table-cell>
              <table:table-cell office:value-type="float" office:value="2.05353">
                <text:p>2.05353</text:p>
              </table:table-cell>
              <table:table-cell office:value-type="float" office:value="200">
                <text:p>200</text:p>
              </table:table-cell>
              <table:table-cell office:value-type="float" office:value="2.02289">
                <text:p>2.022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">
                <text:p>100</text:p>
              </table:table-cell>
              <table:table-cell office:value-type="float" office:value="2.09507">
                <text:p>2.09507</text:p>
              </table:table-cell>
              <table:table-cell office:value-type="float" office:value="100">
                <text:p>100</text:p>
              </table:table-cell>
              <table:table-cell office:value-type="float" office:value="2.02824">
                <text:p>2.028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">
                <text:p>90</text:p>
              </table:table-cell>
              <table:table-cell office:value-type="float" office:value="2.09545">
                <text:p>2.09545</text:p>
              </table:table-cell>
              <table:table-cell office:value-type="float" office:value="90">
                <text:p>90</text:p>
              </table:table-cell>
              <table:table-cell office:value-type="float" office:value="2.02901">
                <text:p>2.029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2.09676">
                <text:p>2.09676</text:p>
              </table:table-cell>
              <table:table-cell office:value-type="float" office:value="80">
                <text:p>80</text:p>
              </table:table-cell>
              <table:table-cell office:value-type="float" office:value="2.02853">
                <text:p>2.028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2.0397">
                <text:p>2.03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2.04118">
                <text:p>2.041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.03986">
                <text:p>2.039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2.03926">
                <text:p>2.03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2.05479">
                <text:p>2.054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.05442">
                <text:p>2.05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.12086">
                <text:p>2.120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.15704">
                <text:p>2.15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.15799">
                <text:p>2.157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2.15918">
                <text:p>2.159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.15549">
                <text:p>2.155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2.27315">
                <text:p>2.273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.31622">
                <text:p>2.316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.13792">
                <text:p>2.13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.03436">
                <text:p>2.03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.03183">
                <text:p>2.031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